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7283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95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ile" table:style-name="ta1">
        <table:shapes>
          <draw:frame draw:z-index="0" draw:style-name="gr1" draw:text-style-name="P1" svg:width="4.4087in" svg:height="2.0394in" svg:x="10.8051in" svg:y="17.7902in">
            <draw:object draw:notify-on-update-of-ranges="output_file.R93:output_file.R95 output_file.S93:output_file.S95 output_file.T93:output_file.T95 output_file.U93:output_file.U95 output_file.V93:output_file.V95 output_file.W93:output_file.W9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.2138in" svg:height="1.9453in" svg:x="10.8701in" svg:y="20.9173in">
            <draw:object draw:notify-on-update-of-ranges="output_file.R110:output_file.R112 output_file.S110:output_file.S112 output_file.T110:output_file.T112 output_file.U110:output_file.U112 output_file.V110:output_file.V112 output_file.W110:output_file.W1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3.9437in" svg:height="2.2071in" svg:x="11.0106in" svg:y="24.1173in">
            <draw:object draw:notify-on-update-of-ranges="output_file.R128:output_file.R130 output_file.S128:output_file.S130 output_file.T128:output_file.T130 output_file.U128:output_file.U130 output_file.V128:output_file.V130 output_file.W128:output_file.W1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4.2465in" svg:height="2.0287in" svg:x="11.0862in" svg:y="27.4961in">
            <draw:object draw:notify-on-update-of-ranges="output_file.R147:output_file.R149 output_file.S147:output_file.S149 output_file.T147:output_file.T149 output_file.U147:output_file.U149 output_file.V147:output_file.V149 output_file.W147:output_file.W14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5.0197in" svg:height="2.8236in" svg:x="10.4854in" svg:y="2.4783in">
            <draw:object draw:notify-on-update-of-ranges="output_file.S2:output_file.S2 output_file.S3:output_file.S8 output_file.T2:output_file.T2 output_file.T3:output_file.T8 output_file.U2:output_file.U2 output_file.U3:output_file.U8 output_file.V2:output_file.V2 output_file.V3:output_file.V8 output_file.W2:output_file.W2 output_file.W3:output_file.W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5" draw:style-name="gr1" draw:text-style-name="P1" svg:width="5.0197in" svg:height="2.8236in" svg:x="10.4398in" svg:y="8.0634in">
            <draw:object draw:notify-on-update-of-ranges="output_file.S33:output_file.S33 output_file.S34:output_file.S39 output_file.T33:output_file.T33 output_file.T34:output_file.T39 output_file.U33:output_file.U33 output_file.U34:output_file.U39 output_file.V33:output_file.V33 output_file.V34:output_file.V39 output_file.W33:output_file.W33 output_file.W34:output_file.W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6" draw:style-name="gr1" draw:text-style-name="P1" svg:width="5.0197in" svg:height="2.8236in" svg:x="10.4504in" svg:y="13.3866in">
            <draw:object draw:notify-on-update-of-ranges="output_file.S63:output_file.S63 output_file.S64:output_file.S69 output_file.T63:output_file.T63 output_file.T64:output_file.T69 output_file.U63:output_file.U63 output_file.U64:output_file.U69 output_file.V63:output_file.V63 output_file.V64:output_file.V69 output_file.W63:output_file.W63 output_file.W64:output_file.W6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9" table:number-columns-repeated="8" table:default-cell-style-name="Default"/>
        <table:table-row table:style-name="ro1">
          <table:table-cell table:style-name="ce1" office:value-type="string" calcext:value-type="string">
            <text:p>cache mode</text:p>
          </table:table-cell>
          <table:table-cell table:style-name="ce1" office:value-type="string" calcext:value-type="string">
            <text:p>Cache size</text:p>
          </table:table-cell>
          <table:table-cell table:style-name="ce1" office:value-type="string" calcext:value-type="string">
            <text:p>Line size</text:p>
          </table:table-cell>
          <table:table-cell table:style-name="ce1" office:value-type="string" calcext:value-type="string">
            <text:p>Total misses</text:p>
          </table:table-cell>
          <table:table-cell table:style-name="ce1" office:value-type="string" calcext:value-type="string">
            <text:p>Total hits</text:p>
          </table:table-cell>
          <table:table-cell table:style-name="ce1" office:value-type="string" calcext:value-type="string">
            <text:p>Miss Rate</text:p>
          </table:table-cell>
          <table:table-cell table:style-name="ce1" office:value-type="string" calcext:value-type="string">
            <text:p>Memory Read Access Attempts</text:p>
          </table:table-cell>
          <table:table-cell table:style-name="ce1" office:value-type="string" calcext:value-type="string">
            <text:p>Memory Write Access Attempts</text:p>
          </table:table-cell>
          <table:table-cell table:style-name="ce1" office:value-type="string" calcext:value-type="string">
            <text:p>Total Memory Access Attempts</text:p>
          </table:table-cell>
          <table:table-cell table:style-name="ce1" office:value-type="string" calcext:value-type="string">
            <text:p>Memory reads</text:p>
          </table:table-cell>
          <table:table-cell table:style-name="ce1" office:value-type="string" calcext:value-type="string">
            <text:p>Memory writes</text:p>
          </table:table-cell>
          <table:table-cell table:style-name="ce1" office:value-type="string" calcext:value-type="string">
            <text:p>Total # of Cycles for Cache Reads</text:p>
          </table:table-cell>
          <table:table-cell table:style-name="ce1" office:value-type="string" calcext:value-type="string">
            <text:p>Total # of Cycles for Cache Writes</text:p>
          </table:table-cell>
          <table:table-cell table:style-name="ce1" office:value-type="string" calcext:value-type="string">
            <text:p>Total # of Cycles for Cache access</text:p>
          </table:table-cell>
          <table:table-cell table:style-name="ce1" office:value-type="string" calcext:value-type="string">
            <text:p>Total # of Cycles for Memory Reads</text:p>
          </table:table-cell>
          <table:table-cell table:style-name="ce1" office:value-type="string" calcext:value-type="string">
            <text:p>Total # of Cycles for Memory Writes</text:p>
          </table:table-cell>
          <table:table-cell table:style-name="ce1" office:value-type="string" calcext:value-type="string">
            <text:p>Total # of Cycles for Memory acces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46409" calcext:value-type="float">
            <text:p>46409</text:p>
          </table:table-cell>
          <table:table-cell office:value-type="float" office:value="21918627" calcext:value-type="float">
            <text:p>21918627</text:p>
          </table:table-cell>
          <table:table-cell table:formula="of:=([.D2]/([.D2]+[.E2]))*100" office:value-type="float" office:value="0.211285790744891" calcext:value-type="float">
            <text:p>0.211285790744891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46409" calcext:value-type="float">
            <text:p>46409</text:p>
          </table:table-cell>
          <table:table-cell office:value-type="float" office:value="25161" calcext:value-type="float">
            <text:p>25161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371272" calcext:value-type="float">
            <text:p>371272</text:p>
          </table:table-cell>
          <table:table-cell office:value-type="float" office:value="402576" calcext:value-type="float">
            <text:p>402576</text:p>
          </table:table-cell>
          <table:table-cell office:value-type="float" office:value="773848" calcext:value-type="float">
            <text:p>773848</text:p>
          </table:table-cell>
          <table:table-cell table:number-columns-repeated="2"/>
          <table:table-cell office:value-type="string" calcext:value-type="string">
            <text:p>512 Cache</text:p>
          </table:table-cell>
          <table:table-cell office:value-type="string" calcext:value-type="string">
            <text:p>1024 Cache</text:p>
          </table:table-cell>
          <table:table-cell office:value-type="string" calcext:value-type="string">
            <text:p>2048 Cache</text:p>
          </table:table-cell>
          <table:table-cell office:value-type="string" calcext:value-type="string">
            <text:p>4096 Ca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31766" calcext:value-type="float">
            <text:p>31766</text:p>
          </table:table-cell>
          <table:table-cell office:value-type="float" office:value="21933270" calcext:value-type="float">
            <text:p>21933270</text:p>
          </table:table-cell>
          <table:table-cell table:formula="of:=([.D3]/([.D3]+[.E3]))*100" office:value-type="float" office:value="0.144620750906122" calcext:value-type="float">
            <text:p>0.144620750906122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31766" calcext:value-type="float">
            <text:p>31766</text:p>
          </table:table-cell>
          <table:table-cell office:value-type="float" office:value="16783" calcext:value-type="float">
            <text:p>16783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254128" calcext:value-type="float">
            <text:p>254128</text:p>
          </table:table-cell>
          <table:table-cell office:value-type="float" office:value="268528" calcext:value-type="float">
            <text:p>268528</text:p>
          </table:table-cell>
          <table:table-cell office:value-type="float" office:value="522656" calcext:value-type="float">
            <text:p>522656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1" office:value-type="float" office:value="0.2112857907" calcext:value-type="float">
            <text:p>0.2112857907</text:p>
          </table:table-cell>
          <table:table-cell table:style-name="ce1" office:value-type="float" office:value="0.164475032" calcext:value-type="float">
            <text:p>0.164475032</text:p>
          </table:table-cell>
          <table:table-cell table:style-name="ce1" office:value-type="float" office:value="0.1430455202" calcext:value-type="float">
            <text:p>0.1430455202</text:p>
          </table:table-cell>
          <table:table-cell table:style-name="ce1" office:value-type="float" office:value="0.132296619" calcext:value-type="float">
            <text:p>0.1322966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5031" calcext:value-type="float">
            <text:p>25031</text:p>
          </table:table-cell>
          <table:table-cell office:value-type="float" office:value="21940005" calcext:value-type="float">
            <text:p>21940005</text:p>
          </table:table-cell>
          <table:table-cell table:formula="of:=([.D4]/([.D4]+[.E4]))*100" office:value-type="float" office:value="0.113958383678497" calcext:value-type="float">
            <text:p>0.113958383678497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25031" calcext:value-type="float">
            <text:p>25031</text:p>
          </table:table-cell>
          <table:table-cell office:value-type="float" office:value="12783" calcext:value-type="float">
            <text:p>12783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200248" calcext:value-type="float">
            <text:p>200248</text:p>
          </table:table-cell>
          <table:table-cell office:value-type="float" office:value="204528" calcext:value-type="float">
            <text:p>204528</text:p>
          </table:table-cell>
          <table:table-cell office:value-type="float" office:value="404776" calcext:value-type="float">
            <text:p>404776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1" office:value-type="float" office:value="0.1446207509" calcext:value-type="float">
            <text:p>0.1446207509</text:p>
          </table:table-cell>
          <table:table-cell table:style-name="ce1" office:value-type="float" office:value="0.1039652291" calcext:value-type="float">
            <text:p>0.1039652291</text:p>
          </table:table-cell>
          <table:table-cell table:style-name="ce1" office:value-type="float" office:value="0.08359649399" calcext:value-type="float">
            <text:p>0.08359649399</text:p>
          </table:table-cell>
          <table:table-cell table:style-name="ce1" office:value-type="float" office:value="0.07094456845" calcext:value-type="float">
            <text:p>0.070944568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21337" calcext:value-type="float">
            <text:p>21337</text:p>
          </table:table-cell>
          <table:table-cell office:value-type="float" office:value="21943699" calcext:value-type="float">
            <text:p>21943699</text:p>
          </table:table-cell>
          <table:table-cell table:formula="of:=([.D5]/([.D5]+[.E5]))*100" office:value-type="float" office:value="0.0971407467759215" calcext:value-type="float">
            <text:p>0.097140746775922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21337" calcext:value-type="float">
            <text:p>21337</text:p>
          </table:table-cell>
          <table:table-cell office:value-type="float" office:value="10428" calcext:value-type="float">
            <text:p>10428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70696" calcext:value-type="float">
            <text:p>170696</text:p>
          </table:table-cell>
          <table:table-cell office:value-type="float" office:value="166848" calcext:value-type="float">
            <text:p>166848</text:p>
          </table:table-cell>
          <table:table-cell office:value-type="float" office:value="337544" calcext:value-type="float">
            <text:p>337544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1" office:value-type="float" office:value="0.1139583837" calcext:value-type="float">
            <text:p>0.1139583837</text:p>
          </table:table-cell>
          <table:table-cell table:style-name="ce1" office:value-type="float" office:value="0.07330741457" calcext:value-type="float">
            <text:p>0.07330741457</text:p>
          </table:table-cell>
          <table:table-cell table:style-name="ce1" office:value-type="float" office:value="0.05582508492" calcext:value-type="float">
            <text:p>0.05582508492</text:p>
          </table:table-cell>
          <table:table-cell table:style-name="ce1" office:value-type="float" office:value="0.02842699643" calcext:value-type="float">
            <text:p>0.028426996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8984" calcext:value-type="float">
            <text:p>18984</text:p>
          </table:table-cell>
          <table:table-cell office:value-type="float" office:value="21946052" calcext:value-type="float">
            <text:p>21946052</text:p>
          </table:table-cell>
          <table:table-cell table:formula="of:=([.D6]/([.D6]+[.E6]))*100" office:value-type="float" office:value="0.0864282671788018" calcext:value-type="float">
            <text:p>0.086428267178802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8984" calcext:value-type="float">
            <text:p>18984</text:p>
          </table:table-cell>
          <table:table-cell office:value-type="float" office:value="9316" calcext:value-type="float">
            <text:p>9316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51872" calcext:value-type="float">
            <text:p>151872</text:p>
          </table:table-cell>
          <table:table-cell office:value-type="float" office:value="149056" calcext:value-type="float">
            <text:p>149056</text:p>
          </table:table-cell>
          <table:table-cell office:value-type="float" office:value="300928" calcext:value-type="float">
            <text:p>300928</text:p>
          </table:table-cell>
          <table:table-cell/>
          <table:table-cell office:value-type="float" office:value="4096" calcext:value-type="float">
            <text:p>4096</text:p>
          </table:table-cell>
          <table:table-cell table:style-name="ce1" office:value-type="float" office:value="0.09714074678" calcext:value-type="float">
            <text:p>0.09714074678</text:p>
          </table:table-cell>
          <table:table-cell table:style-name="ce1" office:value-type="float" office:value="0.07017061115" calcext:value-type="float">
            <text:p>0.07017061115</text:p>
          </table:table-cell>
          <table:table-cell table:style-name="ce1" office:value-type="float" office:value="0.02873657935" calcext:value-type="float">
            <text:p>0.02873657935</text:p>
          </table:table-cell>
          <table:table-cell table:style-name="ce1" office:value-type="float" office:value="0.0108490603" calcext:value-type="float">
            <text:p>0.01084906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17324" calcext:value-type="float">
            <text:p>17324</text:p>
          </table:table-cell>
          <table:table-cell office:value-type="float" office:value="21947712" calcext:value-type="float">
            <text:p>21947712</text:p>
          </table:table-cell>
          <table:table-cell table:formula="of:=([.D7]/([.D7]+[.E7]))*100" office:value-type="float" office:value="0.0788708017596693" calcext:value-type="float">
            <text:p>0.078870801759669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7324" calcext:value-type="float">
            <text:p>17324</text:p>
          </table:table-cell>
          <table:table-cell office:value-type="float" office:value="8384" calcext:value-type="float">
            <text:p>8384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38592" calcext:value-type="float">
            <text:p>138592</text:p>
          </table:table-cell>
          <table:table-cell office:value-type="float" office:value="134144" calcext:value-type="float">
            <text:p>134144</text:p>
          </table:table-cell>
          <table:table-cell office:value-type="float" office:value="272736" calcext:value-type="float">
            <text:p>272736</text:p>
          </table:table-cell>
          <table:table-cell/>
          <table:table-cell office:value-type="float" office:value="8192" calcext:value-type="float">
            <text:p>8192</text:p>
          </table:table-cell>
          <table:table-cell table:style-name="ce1" office:value-type="float" office:value="0.08642826718" calcext:value-type="float">
            <text:p>0.08642826718</text:p>
          </table:table-cell>
          <table:table-cell table:style-name="ce1" office:value-type="float" office:value="0.04414743504" calcext:value-type="float">
            <text:p>0.04414743504</text:p>
          </table:table-cell>
          <table:table-cell table:style-name="ce1" office:value-type="float" office:value="0.005681757134" calcext:value-type="float">
            <text:p>0.005681757134</text:p>
          </table:table-cell>
          <table:table-cell table:style-name="ce1" office:value-type="float" office:value="0.005363068834" calcext:value-type="float">
            <text:p>0.005363068834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float" office:value="16384" calcext:value-type="float">
            <text:p>16384</text:p>
          </table:table-cell>
          <table:table-cell table:style-name="ce1" office:value-type="float" office:value="0.07887080176" calcext:value-type="float">
            <text:p>0.07887080176</text:p>
          </table:table-cell>
          <table:table-cell table:style-name="ce1" office:value-type="float" office:value="0.003104934588" calcext:value-type="float">
            <text:p>0.003104934588</text:p>
          </table:table-cell>
          <table:table-cell table:number-columns-repeated="2" table:style-name="ce1" office:value-type="float" office:value="0.002749824767" calcext:value-type="float">
            <text:p>0.0027498247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6127" calcext:value-type="float">
            <text:p>36127</text:p>
          </table:table-cell>
          <table:table-cell office:value-type="float" office:value="21928909" calcext:value-type="float">
            <text:p>21928909</text:p>
          </table:table-cell>
          <table:table-cell table:formula="of:=([.D9]/([.D9]+[.E9]))*100" office:value-type="float" office:value="0.164475032046385" calcext:value-type="float">
            <text:p>0.164475032046385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36127" calcext:value-type="float">
            <text:p>36127</text:p>
          </table:table-cell>
          <table:table-cell office:value-type="float" office:value="20700" calcext:value-type="float">
            <text:p>20700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289016" calcext:value-type="float">
            <text:p>289016</text:p>
          </table:table-cell>
          <table:table-cell office:value-type="float" office:value="331200" calcext:value-type="float">
            <text:p>331200</text:p>
          </table:table-cell>
          <table:table-cell office:value-type="float" office:value="620216" calcext:value-type="float">
            <text:p>62021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2836" calcext:value-type="float">
            <text:p>22836</text:p>
          </table:table-cell>
          <table:table-cell office:value-type="float" office:value="21942200" calcext:value-type="float">
            <text:p>21942200</text:p>
          </table:table-cell>
          <table:table-cell table:formula="of:=([.D10]/([.D10]+[.E10]))*100" office:value-type="float" office:value="0.103965229103198" calcext:value-type="float">
            <text:p>0.103965229103198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22836" calcext:value-type="float">
            <text:p>22836</text:p>
          </table:table-cell>
          <table:table-cell office:value-type="float" office:value="12526" calcext:value-type="float">
            <text:p>12526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82688" calcext:value-type="float">
            <text:p>182688</text:p>
          </table:table-cell>
          <table:table-cell office:value-type="float" office:value="200416" calcext:value-type="float">
            <text:p>200416</text:p>
          </table:table-cell>
          <table:table-cell office:value-type="float" office:value="383104" calcext:value-type="float">
            <text:p>38310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16102" calcext:value-type="float">
            <text:p>16102</text:p>
          </table:table-cell>
          <table:table-cell office:value-type="float" office:value="21948934" calcext:value-type="float">
            <text:p>21948934</text:p>
          </table:table-cell>
          <table:table-cell table:formula="of:=([.D11]/([.D11]+[.E11]))*100" office:value-type="float" office:value="0.073307414565585" calcext:value-type="float">
            <text:p>0.073307414565585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6102" calcext:value-type="float">
            <text:p>16102</text:p>
          </table:table-cell>
          <table:table-cell office:value-type="float" office:value="8314" calcext:value-type="float">
            <text:p>8314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28816" calcext:value-type="float">
            <text:p>128816</text:p>
          </table:table-cell>
          <table:table-cell office:value-type="float" office:value="133024" calcext:value-type="float">
            <text:p>133024</text:p>
          </table:table-cell>
          <table:table-cell office:value-type="float" office:value="261840" calcext:value-type="float">
            <text:p>2618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5413" calcext:value-type="float">
            <text:p>15413</text:p>
          </table:table-cell>
          <table:table-cell office:value-type="float" office:value="21949623" calcext:value-type="float">
            <text:p>21949623</text:p>
          </table:table-cell>
          <table:table-cell table:formula="of:=([.D12]/([.D12]+[.E12]))*100" office:value-type="float" office:value="0.0701706111476439" calcext:value-type="float">
            <text:p>0.070170611147644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5413" calcext:value-type="float">
            <text:p>15413</text:p>
          </table:table-cell>
          <table:table-cell office:value-type="float" office:value="8122" calcext:value-type="float">
            <text:p>8122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23304" calcext:value-type="float">
            <text:p>123304</text:p>
          </table:table-cell>
          <table:table-cell office:value-type="float" office:value="129952" calcext:value-type="float">
            <text:p>129952</text:p>
          </table:table-cell>
          <table:table-cell office:value-type="float" office:value="253256" calcext:value-type="float">
            <text:p>25325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9697" calcext:value-type="float">
            <text:p>9697</text:p>
          </table:table-cell>
          <table:table-cell office:value-type="float" office:value="21955339" calcext:value-type="float">
            <text:p>21955339</text:p>
          </table:table-cell>
          <table:table-cell table:formula="of:=([.D13]/([.D13]+[.E13]))*100" office:value-type="float" office:value="0.0441474350417636" calcext:value-type="float">
            <text:p>0.044147435041764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9697" calcext:value-type="float">
            <text:p>9697</text:p>
          </table:table-cell>
          <table:table-cell office:value-type="float" office:value="4211" calcext:value-type="float">
            <text:p>4211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77576" calcext:value-type="float">
            <text:p>77576</text:p>
          </table:table-cell>
          <table:table-cell office:value-type="float" office:value="67376" calcext:value-type="float">
            <text:p>67376</text:p>
          </table:table-cell>
          <table:table-cell office:value-type="float" office:value="144952" calcext:value-type="float">
            <text:p>14495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682" calcext:value-type="float">
            <text:p>682</text:p>
          </table:table-cell>
          <table:table-cell office:value-type="float" office:value="21964354" calcext:value-type="float">
            <text:p>21964354</text:p>
          </table:table-cell>
          <table:table-cell table:formula="of:=([.D14]/([.D14]+[.E14]))*100" office:value-type="float" office:value="0.00310493458786045" calcext:value-type="float">
            <text:p>0.00310493458786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682" calcext:value-type="float">
            <text:p>682</text:p>
          </table:table-cell>
          <table:table-cell office:value-type="float" office:value="57" calcext:value-type="float">
            <text:p>57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5456" calcext:value-type="float">
            <text:p>5456</text:p>
          </table:table-cell>
          <table:table-cell office:value-type="float" office:value="912" calcext:value-type="float">
            <text:p>912</text:p>
          </table:table-cell>
          <table:table-cell office:value-type="float" office:value="6368" calcext:value-type="float">
            <text:p>6368</text:p>
          </table:table-cell>
          <table:table-cell table:number-columns-repeated="8"/>
        </table:table-row>
        <table:table-row table:style-name="ro2">
          <table:table-cell table:number-columns-repeated="25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31420" calcext:value-type="float">
            <text:p>31420</text:p>
          </table:table-cell>
          <table:table-cell office:value-type="float" office:value="21933616" calcext:value-type="float">
            <text:p>21933616</text:p>
          </table:table-cell>
          <table:table-cell table:formula="of:=([.D16]/([.D16]+[.E16]))*100" office:value-type="float" office:value="0.143045520162134" calcext:value-type="float">
            <text:p>0.143045520162134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31420" calcext:value-type="float">
            <text:p>31420</text:p>
          </table:table-cell>
          <table:table-cell office:value-type="float" office:value="18510" calcext:value-type="float">
            <text:p>18510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251360" calcext:value-type="float">
            <text:p>251360</text:p>
          </table:table-cell>
          <table:table-cell office:value-type="float" office:value="296160" calcext:value-type="float">
            <text:p>296160</text:p>
          </table:table-cell>
          <table:table-cell office:value-type="float" office:value="547520" calcext:value-type="float">
            <text:p>547520</text:p>
          </table:table-cell>
          <table:table-cell table:number-columns-repeated="6"/>
          <table:table-cell table:style-name="ce4" office:value-type="string" calcext:value-type="string">
            <text:p>Size=1024</text:p>
          </table:table-cell>
          <table:table-cell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18362" calcext:value-type="float">
            <text:p>18362</text:p>
          </table:table-cell>
          <table:table-cell office:value-type="float" office:value="21946674" calcext:value-type="float">
            <text:p>21946674</text:p>
          </table:table-cell>
          <table:table-cell table:formula="of:=([.D17]/([.D17]+[.E17]))*100" office:value-type="float" office:value="0.0835964939916329" calcext:value-type="float">
            <text:p>0.083596493991633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8362" calcext:value-type="float">
            <text:p>18362</text:p>
          </table:table-cell>
          <table:table-cell office:value-type="float" office:value="10287" calcext:value-type="float">
            <text:p>10287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46896" calcext:value-type="float">
            <text:p>146896</text:p>
          </table:table-cell>
          <table:table-cell office:value-type="float" office:value="164592" calcext:value-type="float">
            <text:p>164592</text:p>
          </table:table-cell>
          <table:table-cell office:value-type="float" office:value="311488" calcext:value-type="float">
            <text:p>3114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262" calcext:value-type="float">
            <text:p>12262</text:p>
          </table:table-cell>
          <table:table-cell office:value-type="float" office:value="21952774" calcext:value-type="float">
            <text:p>21952774</text:p>
          </table:table-cell>
          <table:table-cell table:formula="of:=([.D18]/([.D18]+[.E18]))*100" office:value-type="float" office:value="0.0558250849213268" calcext:value-type="float">
            <text:p>0.055825084921327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2262" calcext:value-type="float">
            <text:p>12262</text:p>
          </table:table-cell>
          <table:table-cell office:value-type="float" office:value="6033" calcext:value-type="float">
            <text:p>6033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98096" calcext:value-type="float">
            <text:p>98096</text:p>
          </table:table-cell>
          <table:table-cell office:value-type="float" office:value="96528" calcext:value-type="float">
            <text:p>96528</text:p>
          </table:table-cell>
          <table:table-cell office:value-type="float" office:value="194624" calcext:value-type="float">
            <text:p>19462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6312" calcext:value-type="float">
            <text:p>6312</text:p>
          </table:table-cell>
          <table:table-cell office:value-type="float" office:value="21958724" calcext:value-type="float">
            <text:p>21958724</text:p>
          </table:table-cell>
          <table:table-cell table:formula="of:=([.D19]/([.D19]+[.E19]))*100" office:value-type="float" office:value="0.0287365793527495" calcext:value-type="float">
            <text:p>0.02873657935275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6312" calcext:value-type="float">
            <text:p>6312</text:p>
          </table:table-cell>
          <table:table-cell office:value-type="float" office:value="2707" calcext:value-type="float">
            <text:p>2707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50496" calcext:value-type="float">
            <text:p>50496</text:p>
          </table:table-cell>
          <table:table-cell office:value-type="float" office:value="43312" calcext:value-type="float">
            <text:p>43312</text:p>
          </table:table-cell>
          <table:table-cell office:value-type="float" office:value="93808" calcext:value-type="float">
            <text:p>9380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office:value-type="float" office:value="1248" calcext:value-type="float">
            <text:p>1248</text:p>
          </table:table-cell>
          <table:table-cell office:value-type="float" office:value="21963788" calcext:value-type="float">
            <text:p>21963788</text:p>
          </table:table-cell>
          <table:table-cell table:formula="of:=([.D20]/([.D20]+[.E20]))*100" office:value-type="float" office:value="0.00568175713438394" calcext:value-type="float">
            <text:p>0.005681757134384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9984" calcext:value-type="float">
            <text:p>9984</text:p>
          </table:table-cell>
          <table:table-cell office:value-type="float" office:value="1088" calcext:value-type="float">
            <text:p>1088</text:p>
          </table:table-cell>
          <table:table-cell office:value-type="float" office:value="11072" calcext:value-type="float">
            <text:p>1107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 office:value-type="float" office:value="604" calcext:value-type="float">
            <text:p>604</text:p>
          </table:table-cell>
          <table:table-cell office:value-type="float" office:value="21964432" calcext:value-type="float">
            <text:p>21964432</text:p>
          </table:table-cell>
          <table:table-cell table:formula="of:=([.D21]/([.D21]+[.E21]))*100" office:value-type="float" office:value="0.00274982476696146" calcext:value-type="float">
            <text:p>0.002749824766961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4832" calcext:value-type="float">
            <text:p>4832</text:p>
          </table:table-cell>
          <table:table-cell office:value-type="float" office:value="0" calcext:value-type="float">
            <text:p>0</text:p>
          </table:table-cell>
          <table:table-cell office:value-type="float" office:value="4832" calcext:value-type="float">
            <text:p>4832</text:p>
          </table:table-cell>
          <table:table-cell table:number-columns-repeated="8"/>
        </table:table-row>
        <table:table-row table:style-name="ro2">
          <table:table-cell table:number-columns-repeated="25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29059" calcext:value-type="float">
            <text:p>29059</text:p>
          </table:table-cell>
          <table:table-cell office:value-type="float" office:value="21935977" calcext:value-type="float">
            <text:p>21935977</text:p>
          </table:table-cell>
          <table:table-cell table:formula="of:=([.D23]/([.D23]+[.E23]))*100" office:value-type="float" office:value="0.132296619044922" calcext:value-type="float">
            <text:p>0.132296619044922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29059" calcext:value-type="float">
            <text:p>29059</text:p>
          </table:table-cell>
          <table:table-cell office:value-type="float" office:value="17351" calcext:value-type="float">
            <text:p>17351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232472" calcext:value-type="float">
            <text:p>232472</text:p>
          </table:table-cell>
          <table:table-cell office:value-type="float" office:value="277616" calcext:value-type="float">
            <text:p>277616</text:p>
          </table:table-cell>
          <table:table-cell office:value-type="float" office:value="510088" calcext:value-type="float">
            <text:p>5100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15583" calcext:value-type="float">
            <text:p>15583</text:p>
          </table:table-cell>
          <table:table-cell office:value-type="float" office:value="21949453" calcext:value-type="float">
            <text:p>21949453</text:p>
          </table:table-cell>
          <table:table-cell table:formula="of:=([.D24]/([.D24]+[.E24]))*100" office:value-type="float" office:value="0.0709445684496033" calcext:value-type="float">
            <text:p>0.070944568449603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5583" calcext:value-type="float">
            <text:p>15583</text:p>
          </table:table-cell>
          <table:table-cell office:value-type="float" office:value="7271" calcext:value-type="float">
            <text:p>7271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24664" calcext:value-type="float">
            <text:p>124664</text:p>
          </table:table-cell>
          <table:table-cell office:value-type="float" office:value="116336" calcext:value-type="float">
            <text:p>116336</text:p>
          </table:table-cell>
          <table:table-cell office:value-type="float" office:value="241000" calcext:value-type="float">
            <text:p>241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6244" calcext:value-type="float">
            <text:p>6244</text:p>
          </table:table-cell>
          <table:table-cell office:value-type="float" office:value="21958792" calcext:value-type="float">
            <text:p>21958792</text:p>
          </table:table-cell>
          <table:table-cell table:formula="of:=([.D25]/([.D25]+[.E25]))*100" office:value-type="float" office:value="0.0284269964319658" calcext:value-type="float">
            <text:p>0.028426996431966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6244" calcext:value-type="float">
            <text:p>6244</text:p>
          </table:table-cell>
          <table:table-cell office:value-type="float" office:value="1190" calcext:value-type="float">
            <text:p>1190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49952" calcext:value-type="float">
            <text:p>49952</text:p>
          </table:table-cell>
          <table:table-cell office:value-type="float" office:value="19040" calcext:value-type="float">
            <text:p>19040</text:p>
          </table:table-cell>
          <table:table-cell office:value-type="float" office:value="68992" calcext:value-type="float">
            <text:p>6899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2383" calcext:value-type="float">
            <text:p>2383</text:p>
          </table:table-cell>
          <table:table-cell office:value-type="float" office:value="21962653" calcext:value-type="float">
            <text:p>21962653</text:p>
          </table:table-cell>
          <table:table-cell table:formula="of:=([.D26]/([.D26]+[.E26]))*100" office:value-type="float" office:value="0.0108490602974655" calcext:value-type="float">
            <text:p>0.010849060297466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2383" calcext:value-type="float">
            <text:p>2383</text:p>
          </table:table-cell>
          <table:table-cell office:value-type="float" office:value="86" calcext:value-type="float">
            <text:p>86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9064" calcext:value-type="float">
            <text:p>19064</text:p>
          </table:table-cell>
          <table:table-cell office:value-type="float" office:value="1376" calcext:value-type="float">
            <text:p>1376</text:p>
          </table:table-cell>
          <table:table-cell office:value-type="float" office:value="20440" calcext:value-type="float">
            <text:p>204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178" calcext:value-type="float">
            <text:p>1178</text:p>
          </table:table-cell>
          <table:table-cell office:value-type="float" office:value="21963858" calcext:value-type="float">
            <text:p>21963858</text:p>
          </table:table-cell>
          <table:table-cell table:formula="of:=([.D27]/([.D27]+[.E27]))*100" office:value-type="float" office:value="0.00536306883357715" calcext:value-type="float">
            <text:p>0.005363068833577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9424" calcext:value-type="float">
            <text:p>9424</text:p>
          </table:table-cell>
          <table:table-cell office:value-type="float" office:value="0" calcext:value-type="float">
            <text:p>0</text:p>
          </table:table-cell>
          <table:table-cell office:value-type="float" office:value="9424" calcext:value-type="float">
            <text:p>942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604" calcext:value-type="float">
            <text:p>604</text:p>
          </table:table-cell>
          <table:table-cell office:value-type="float" office:value="21964432" calcext:value-type="float">
            <text:p>21964432</text:p>
          </table:table-cell>
          <table:table-cell table:formula="of:=([.D28]/([.D28]+[.E28]))*100" office:value-type="float" office:value="0.00274982476696146" calcext:value-type="float">
            <text:p>0.002749824766961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4832" calcext:value-type="float">
            <text:p>4832</text:p>
          </table:table-cell>
          <table:table-cell office:value-type="float" office:value="0" calcext:value-type="float">
            <text:p>0</text:p>
          </table:table-cell>
          <table:table-cell office:value-type="float" office:value="4832" calcext:value-type="float">
            <text:p>4832</text:p>
          </table:table-cell>
          <table:table-cell table:number-columns-repeated="8"/>
        </table:table-row>
        <table:table-row table:style-name="ro2" table:number-rows-repeated="3">
          <table:table-cell table:number-columns-repeated="25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94159" calcext:value-type="float">
            <text:p>94159</text:p>
          </table:table-cell>
          <table:table-cell office:value-type="float" office:value="48481466" calcext:value-type="float">
            <text:p>48481466</text:p>
          </table:table-cell>
          <table:table-cell table:formula="of:=([.D32]/([.D32]+[.E32]))*100" office:value-type="float" office:value="0.193840017498488" calcext:value-type="float">
            <text:p>0.193840017498488</text:p>
          </table:table-cell>
          <table:table-cell office:value-type="float" office:value="38806724" calcext:value-type="float">
            <text:p>38806724</text:p>
          </table:table-cell>
          <table:table-cell office:value-type="float" office:value="9768901" calcext:value-type="float">
            <text:p>9768901</text:p>
          </table:table-cell>
          <table:table-cell office:value-type="float" office:value="48575625" calcext:value-type="float">
            <text:p>48575625</text:p>
          </table:table-cell>
          <table:table-cell office:value-type="float" office:value="94159" calcext:value-type="float">
            <text:p>94159</text:p>
          </table:table-cell>
          <table:table-cell office:value-type="float" office:value="53161" calcext:value-type="float">
            <text:p>53161</text:p>
          </table:table-cell>
          <table:table-cell office:value-type="float" office:value="77613448" calcext:value-type="float">
            <text:p>77613448</text:p>
          </table:table-cell>
          <table:table-cell office:value-type="float" office:value="39075604" calcext:value-type="float">
            <text:p>39075604</text:p>
          </table:table-cell>
          <table:table-cell office:value-type="float" office:value="116689052" calcext:value-type="float">
            <text:p>116689052</text:p>
          </table:table-cell>
          <table:table-cell office:value-type="float" office:value="753272" calcext:value-type="float">
            <text:p>753272</text:p>
          </table:table-cell>
          <table:table-cell office:value-type="float" office:value="850576" calcext:value-type="float">
            <text:p>850576</text:p>
          </table:table-cell>
          <table:table-cell office:value-type="float" office:value="1603848" calcext:value-type="float">
            <text:p>16038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60200" calcext:value-type="float">
            <text:p>60200</text:p>
          </table:table-cell>
          <table:table-cell office:value-type="float" office:value="48515425" calcext:value-type="float">
            <text:p>48515425</text:p>
          </table:table-cell>
          <table:table-cell table:formula="of:=([.D33]/([.D33]+[.E33]))*100" office:value-type="float" office:value="0.123930469242547" calcext:value-type="float">
            <text:p>0.123930469242547</text:p>
          </table:table-cell>
          <table:table-cell office:value-type="float" office:value="38806724" calcext:value-type="float">
            <text:p>38806724</text:p>
          </table:table-cell>
          <table:table-cell office:value-type="float" office:value="9768901" calcext:value-type="float">
            <text:p>9768901</text:p>
          </table:table-cell>
          <table:table-cell office:value-type="float" office:value="48575625" calcext:value-type="float">
            <text:p>48575625</text:p>
          </table:table-cell>
          <table:table-cell office:value-type="float" office:value="60200" calcext:value-type="float">
            <text:p>60200</text:p>
          </table:table-cell>
          <table:table-cell office:value-type="float" office:value="33535" calcext:value-type="float">
            <text:p>33535</text:p>
          </table:table-cell>
          <table:table-cell office:value-type="float" office:value="77613448" calcext:value-type="float">
            <text:p>77613448</text:p>
          </table:table-cell>
          <table:table-cell office:value-type="float" office:value="39075604" calcext:value-type="float">
            <text:p>39075604</text:p>
          </table:table-cell>
          <table:table-cell office:value-type="float" office:value="116689052" calcext:value-type="float">
            <text:p>116689052</text:p>
          </table:table-cell>
          <table:table-cell office:value-type="float" office:value="481600" calcext:value-type="float">
            <text:p>481600</text:p>
          </table:table-cell>
          <table:table-cell office:value-type="float" office:value="536560" calcext:value-type="float">
            <text:p>536560</text:p>
          </table:table-cell>
          <table:table-cell office:value-type="float" office:value="1018160" calcext:value-type="float">
            <text:p>1018160</text:p>
          </table:table-cell>
          <table:table-cell table:number-columns-repeated="2"/>
          <table:table-cell office:value-type="string" calcext:value-type="string">
            <text:p>512 Cache</text:p>
          </table:table-cell>
          <table:table-cell office:value-type="string" calcext:value-type="string">
            <text:p>1024 Cache</text:p>
          </table:table-cell>
          <table:table-cell office:value-type="string" calcext:value-type="string">
            <text:p>2048 Cache</text:p>
          </table:table-cell>
          <table:table-cell office:value-type="string" calcext:value-type="string">
            <text:p>4096 Ca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50158" calcext:value-type="float">
            <text:p>50158</text:p>
          </table:table-cell>
          <table:table-cell office:value-type="float" office:value="48525467" calcext:value-type="float">
            <text:p>48525467</text:p>
          </table:table-cell>
          <table:table-cell table:formula="of:=([.D34]/([.D34]+[.E34]))*100" office:value-type="float" office:value="0.103257549439662" calcext:value-type="float">
            <text:p>0.103257549439662</text:p>
          </table:table-cell>
          <table:table-cell office:value-type="float" office:value="38806724" calcext:value-type="float">
            <text:p>38806724</text:p>
          </table:table-cell>
          <table:table-cell office:value-type="float" office:value="9768901" calcext:value-type="float">
            <text:p>9768901</text:p>
          </table:table-cell>
          <table:table-cell office:value-type="float" office:value="48575625" calcext:value-type="float">
            <text:p>48575625</text:p>
          </table:table-cell>
          <table:table-cell office:value-type="float" office:value="50158" calcext:value-type="float">
            <text:p>50158</text:p>
          </table:table-cell>
          <table:table-cell office:value-type="float" office:value="26038" calcext:value-type="float">
            <text:p>26038</text:p>
          </table:table-cell>
          <table:table-cell office:value-type="float" office:value="77613448" calcext:value-type="float">
            <text:p>77613448</text:p>
          </table:table-cell>
          <table:table-cell office:value-type="float" office:value="39075604" calcext:value-type="float">
            <text:p>39075604</text:p>
          </table:table-cell>
          <table:table-cell office:value-type="float" office:value="116689052" calcext:value-type="float">
            <text:p>116689052</text:p>
          </table:table-cell>
          <table:table-cell office:value-type="float" office:value="401264" calcext:value-type="float">
            <text:p>401264</text:p>
          </table:table-cell>
          <table:table-cell office:value-type="float" office:value="416608" calcext:value-type="float">
            <text:p>416608</text:p>
          </table:table-cell>
          <table:table-cell office:value-type="float" office:value="817872" calcext:value-type="float">
            <text:p>817872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1" office:value-type="float" office:value="0.1938400175" calcext:value-type="float">
            <text:p>0.1938400175</text:p>
          </table:table-cell>
          <table:table-cell table:style-name="ce1" office:value-type="float" office:value="0.1485909857" calcext:value-type="float">
            <text:p>0.1485909857</text:p>
          </table:table-cell>
          <table:table-cell table:style-name="ce1" office:value-type="float" office:value="0.1311089667" calcext:value-type="float">
            <text:p>0.1311089667</text:p>
          </table:table-cell>
          <table:table-cell table:style-name="ce1" office:value-type="float" office:value="0.121793595" calcext:value-type="float">
            <text:p>0.1217935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40991" calcext:value-type="float">
            <text:p>40991</text:p>
          </table:table-cell>
          <table:table-cell office:value-type="float" office:value="48534634" calcext:value-type="float">
            <text:p>48534634</text:p>
          </table:table-cell>
          <table:table-cell table:formula="of:=([.D35]/([.D35]+[.E35]))*100" office:value-type="float" office:value="0.0843859445966984" calcext:value-type="float">
            <text:p>0.084385944596699</text:p>
          </table:table-cell>
          <table:table-cell office:value-type="float" office:value="38806724" calcext:value-type="float">
            <text:p>38806724</text:p>
          </table:table-cell>
          <table:table-cell office:value-type="float" office:value="9768901" calcext:value-type="float">
            <text:p>9768901</text:p>
          </table:table-cell>
          <table:table-cell office:value-type="float" office:value="48575625" calcext:value-type="float">
            <text:p>48575625</text:p>
          </table:table-cell>
          <table:table-cell office:value-type="float" office:value="40991" calcext:value-type="float">
            <text:p>40991</text:p>
          </table:table-cell>
          <table:table-cell office:value-type="float" office:value="20988" calcext:value-type="float">
            <text:p>20988</text:p>
          </table:table-cell>
          <table:table-cell office:value-type="float" office:value="77613448" calcext:value-type="float">
            <text:p>77613448</text:p>
          </table:table-cell>
          <table:table-cell office:value-type="float" office:value="39075604" calcext:value-type="float">
            <text:p>39075604</text:p>
          </table:table-cell>
          <table:table-cell office:value-type="float" office:value="116689052" calcext:value-type="float">
            <text:p>116689052</text:p>
          </table:table-cell>
          <table:table-cell office:value-type="float" office:value="327928" calcext:value-type="float">
            <text:p>327928</text:p>
          </table:table-cell>
          <table:table-cell office:value-type="float" office:value="335808" calcext:value-type="float">
            <text:p>335808</text:p>
          </table:table-cell>
          <table:table-cell office:value-type="float" office:value="663736" calcext:value-type="float">
            <text:p>663736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1" office:value-type="float" office:value="0.1239304692" calcext:value-type="float">
            <text:p>0.1239304692</text:p>
          </table:table-cell>
          <table:table-cell table:style-name="ce1" office:value-type="float" office:value="0.09264523102" calcext:value-type="float">
            <text:p>0.09264523102</text:p>
          </table:table-cell>
          <table:table-cell table:style-name="ce1" office:value-type="float" office:value="0.07558523436" calcext:value-type="float">
            <text:p>0.07558523436</text:p>
          </table:table-cell>
          <table:table-cell table:style-name="ce1" office:value-type="float" office:value="0.06622663116" calcext:value-type="float">
            <text:p>0.06622663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32590" calcext:value-type="float">
            <text:p>32590</text:p>
          </table:table-cell>
          <table:table-cell office:value-type="float" office:value="48543035" calcext:value-type="float">
            <text:p>48543035</text:p>
          </table:table-cell>
          <table:table-cell table:formula="of:=([.D36]/([.D36]+[.E36]))*100" office:value-type="float" office:value="0.0670912623357908" calcext:value-type="float">
            <text:p>0.067091262335791</text:p>
          </table:table-cell>
          <table:table-cell office:value-type="float" office:value="38806724" calcext:value-type="float">
            <text:p>38806724</text:p>
          </table:table-cell>
          <table:table-cell office:value-type="float" office:value="9768901" calcext:value-type="float">
            <text:p>9768901</text:p>
          </table:table-cell>
          <table:table-cell office:value-type="float" office:value="48575625" calcext:value-type="float">
            <text:p>48575625</text:p>
          </table:table-cell>
          <table:table-cell office:value-type="float" office:value="32590" calcext:value-type="float">
            <text:p>32590</text:p>
          </table:table-cell>
          <table:table-cell office:value-type="float" office:value="16208" calcext:value-type="float">
            <text:p>16208</text:p>
          </table:table-cell>
          <table:table-cell office:value-type="float" office:value="77613448" calcext:value-type="float">
            <text:p>77613448</text:p>
          </table:table-cell>
          <table:table-cell office:value-type="float" office:value="39075604" calcext:value-type="float">
            <text:p>39075604</text:p>
          </table:table-cell>
          <table:table-cell office:value-type="float" office:value="116689052" calcext:value-type="float">
            <text:p>116689052</text:p>
          </table:table-cell>
          <table:table-cell office:value-type="float" office:value="260720" calcext:value-type="float">
            <text:p>260720</text:p>
          </table:table-cell>
          <table:table-cell office:value-type="float" office:value="259328" calcext:value-type="float">
            <text:p>259328</text:p>
          </table:table-cell>
          <table:table-cell office:value-type="float" office:value="520048" calcext:value-type="float">
            <text:p>520048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1" office:value-type="float" office:value="0.1032575494" calcext:value-type="float">
            <text:p>0.1032575494</text:p>
          </table:table-cell>
          <table:table-cell table:style-name="ce1" office:value-type="float" office:value="0.067319772" calcext:value-type="float">
            <text:p>0.067319772</text:p>
          </table:table-cell>
          <table:table-cell table:style-name="ce1" office:value-type="float" office:value="0.05056033762" calcext:value-type="float">
            <text:p>0.05056033762</text:p>
          </table:table-cell>
          <table:table-cell table:style-name="ce1" office:value-type="float" office:value="0.03912250228" calcext:value-type="float">
            <text:p>0.039122502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8651" calcext:value-type="float">
            <text:p>38651</text:p>
          </table:table-cell>
          <table:table-cell office:value-type="float" office:value="48536974" calcext:value-type="float">
            <text:p>48536974</text:p>
          </table:table-cell>
          <table:table-cell table:formula="of:=([.D37]/([.D37]+[.E37]))*100" office:value-type="float" office:value="0.0795687137324533" calcext:value-type="float">
            <text:p>0.079568713732453</text:p>
          </table:table-cell>
          <table:table-cell office:value-type="float" office:value="38806724" calcext:value-type="float">
            <text:p>38806724</text:p>
          </table:table-cell>
          <table:table-cell office:value-type="float" office:value="9768901" calcext:value-type="float">
            <text:p>9768901</text:p>
          </table:table-cell>
          <table:table-cell office:value-type="float" office:value="48575625" calcext:value-type="float">
            <text:p>48575625</text:p>
          </table:table-cell>
          <table:table-cell office:value-type="float" office:value="38651" calcext:value-type="float">
            <text:p>38651</text:p>
          </table:table-cell>
          <table:table-cell office:value-type="float" office:value="19404" calcext:value-type="float">
            <text:p>19404</text:p>
          </table:table-cell>
          <table:table-cell office:value-type="float" office:value="77613448" calcext:value-type="float">
            <text:p>77613448</text:p>
          </table:table-cell>
          <table:table-cell office:value-type="float" office:value="39075604" calcext:value-type="float">
            <text:p>39075604</text:p>
          </table:table-cell>
          <table:table-cell office:value-type="float" office:value="116689052" calcext:value-type="float">
            <text:p>116689052</text:p>
          </table:table-cell>
          <table:table-cell office:value-type="float" office:value="309208" calcext:value-type="float">
            <text:p>309208</text:p>
          </table:table-cell>
          <table:table-cell office:value-type="float" office:value="310464" calcext:value-type="float">
            <text:p>310464</text:p>
          </table:table-cell>
          <table:table-cell office:value-type="float" office:value="619672" calcext:value-type="float">
            <text:p>619672</text:p>
          </table:table-cell>
          <table:table-cell/>
          <table:table-cell office:value-type="float" office:value="4096" calcext:value-type="float">
            <text:p>4096</text:p>
          </table:table-cell>
          <table:table-cell table:style-name="ce1" office:value-type="float" office:value="0.0843859446" calcext:value-type="float">
            <text:p>0.0843859446</text:p>
          </table:table-cell>
          <table:table-cell table:style-name="ce1" office:value-type="float" office:value="0.06121382895" calcext:value-type="float">
            <text:p>0.06121382895</text:p>
          </table:table-cell>
          <table:table-cell table:style-name="ce1" office:value-type="float" office:value="0.03745294065" calcext:value-type="float">
            <text:p>0.03745294065</text:p>
          </table:table-cell>
          <table:table-cell table:style-name="ce1" office:value-type="float" office:value="0.02567131149" calcext:value-type="float">
            <text:p>0.02567131149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float" office:value="8192" calcext:value-type="float">
            <text:p>8192</text:p>
          </table:table-cell>
          <table:table-cell table:style-name="ce1" office:value-type="float" office:value="0.06709126234" calcext:value-type="float">
            <text:p>0.06709126234</text:p>
          </table:table-cell>
          <table:table-cell table:style-name="ce1" office:value-type="float" office:value="0.03499491772" calcext:value-type="float">
            <text:p>0.03499491772</text:p>
          </table:table-cell>
          <table:table-cell table:style-name="ce1" office:value-type="float" office:value="0.02065850928" calcext:value-type="float">
            <text:p>0.02065850928</text:p>
          </table:table-cell>
          <table:table-cell table:style-name="ce1" office:value-type="float" office:value="0.01281918658" calcext:value-type="float">
            <text:p>0.012819186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72179" calcext:value-type="float">
            <text:p>72179</text:p>
          </table:table-cell>
          <table:table-cell office:value-type="float" office:value="48503446" calcext:value-type="float">
            <text:p>48503446</text:p>
          </table:table-cell>
          <table:table-cell table:formula="of:=([.D39]/([.D39]+[.E39]))*100" office:value-type="float" office:value="0.148590985705279" calcext:value-type="float">
            <text:p>0.148590985705279</text:p>
          </table:table-cell>
          <table:table-cell office:value-type="float" office:value="38806724" calcext:value-type="float">
            <text:p>38806724</text:p>
          </table:table-cell>
          <table:table-cell office:value-type="float" office:value="9768901" calcext:value-type="float">
            <text:p>9768901</text:p>
          </table:table-cell>
          <table:table-cell office:value-type="float" office:value="48575625" calcext:value-type="float">
            <text:p>48575625</text:p>
          </table:table-cell>
          <table:table-cell office:value-type="float" office:value="72179" calcext:value-type="float">
            <text:p>72179</text:p>
          </table:table-cell>
          <table:table-cell office:value-type="float" office:value="43088" calcext:value-type="float">
            <text:p>43088</text:p>
          </table:table-cell>
          <table:table-cell office:value-type="float" office:value="77613448" calcext:value-type="float">
            <text:p>77613448</text:p>
          </table:table-cell>
          <table:table-cell office:value-type="float" office:value="39075604" calcext:value-type="float">
            <text:p>39075604</text:p>
          </table:table-cell>
          <table:table-cell office:value-type="float" office:value="116689052" calcext:value-type="float">
            <text:p>116689052</text:p>
          </table:table-cell>
          <table:table-cell office:value-type="float" office:value="577432" calcext:value-type="float">
            <text:p>577432</text:p>
          </table:table-cell>
          <table:table-cell office:value-type="float" office:value="689408" calcext:value-type="float">
            <text:p>689408</text:p>
          </table:table-cell>
          <table:table-cell office:value-type="float" office:value="1266840" calcext:value-type="float">
            <text:p>1266840</text:p>
          </table:table-cell>
          <table:table-cell/>
          <table:table-cell office:value-type="float" office:value="16384" calcext:value-type="float">
            <text:p>16384</text:p>
          </table:table-cell>
          <table:table-cell table:style-name="ce1" office:value-type="float" office:value="0.07956871373" calcext:value-type="float">
            <text:p>0.07956871373</text:p>
          </table:table-cell>
          <table:table-cell table:style-name="ce1" office:value-type="float" office:value="0.04266131419" calcext:value-type="float">
            <text:p>0.04266131419</text:p>
          </table:table-cell>
          <table:table-cell table:number-columns-repeated="2" table:style-name="ce1" office:value-type="float" office:value="0.0227871489" calcext:value-type="float">
            <text:p>0.02278714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45003" calcext:value-type="float">
            <text:p>45003</text:p>
          </table:table-cell>
          <table:table-cell office:value-type="float" office:value="48530622" calcext:value-type="float">
            <text:p>48530622</text:p>
          </table:table-cell>
          <table:table-cell table:formula="of:=([.D40]/([.D40]+[.E40]))*100" office:value-type="float" office:value="0.0926452310186436" calcext:value-type="float">
            <text:p>0.092645231018644</text:p>
          </table:table-cell>
          <table:table-cell office:value-type="float" office:value="38806724" calcext:value-type="float">
            <text:p>38806724</text:p>
          </table:table-cell>
          <table:table-cell office:value-type="float" office:value="9768901" calcext:value-type="float">
            <text:p>9768901</text:p>
          </table:table-cell>
          <table:table-cell office:value-type="float" office:value="48575625" calcext:value-type="float">
            <text:p>48575625</text:p>
          </table:table-cell>
          <table:table-cell office:value-type="float" office:value="45003" calcext:value-type="float">
            <text:p>45003</text:p>
          </table:table-cell>
          <table:table-cell office:value-type="float" office:value="25654" calcext:value-type="float">
            <text:p>25654</text:p>
          </table:table-cell>
          <table:table-cell office:value-type="float" office:value="77613448" calcext:value-type="float">
            <text:p>77613448</text:p>
          </table:table-cell>
          <table:table-cell office:value-type="float" office:value="39075604" calcext:value-type="float">
            <text:p>39075604</text:p>
          </table:table-cell>
          <table:table-cell office:value-type="float" office:value="116689052" calcext:value-type="float">
            <text:p>116689052</text:p>
          </table:table-cell>
          <table:table-cell office:value-type="float" office:value="360024" calcext:value-type="float">
            <text:p>360024</text:p>
          </table:table-cell>
          <table:table-cell office:value-type="float" office:value="410464" calcext:value-type="float">
            <text:p>410464</text:p>
          </table:table-cell>
          <table:table-cell office:value-type="float" office:value="770488" calcext:value-type="float">
            <text:p>7704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2701" calcext:value-type="float">
            <text:p>32701</text:p>
          </table:table-cell>
          <table:table-cell office:value-type="float" office:value="48542924" calcext:value-type="float">
            <text:p>48542924</text:p>
          </table:table-cell>
          <table:table-cell table:formula="of:=([.D41]/([.D41]+[.E41]))*100" office:value-type="float" office:value="0.0673197720049922" calcext:value-type="float">
            <text:p>0.067319772004992</text:p>
          </table:table-cell>
          <table:table-cell office:value-type="float" office:value="38806724" calcext:value-type="float">
            <text:p>38806724</text:p>
          </table:table-cell>
          <table:table-cell office:value-type="float" office:value="9768901" calcext:value-type="float">
            <text:p>9768901</text:p>
          </table:table-cell>
          <table:table-cell office:value-type="float" office:value="48575625" calcext:value-type="float">
            <text:p>48575625</text:p>
          </table:table-cell>
          <table:table-cell office:value-type="float" office:value="32701" calcext:value-type="float">
            <text:p>32701</text:p>
          </table:table-cell>
          <table:table-cell office:value-type="float" office:value="17589" calcext:value-type="float">
            <text:p>17589</text:p>
          </table:table-cell>
          <table:table-cell office:value-type="float" office:value="77613448" calcext:value-type="float">
            <text:p>77613448</text:p>
          </table:table-cell>
          <table:table-cell office:value-type="float" office:value="39075604" calcext:value-type="float">
            <text:p>39075604</text:p>
          </table:table-cell>
          <table:table-cell office:value-type="float" office:value="116689052" calcext:value-type="float">
            <text:p>116689052</text:p>
          </table:table-cell>
          <table:table-cell office:value-type="float" office:value="261608" calcext:value-type="float">
            <text:p>261608</text:p>
          </table:table-cell>
          <table:table-cell office:value-type="float" office:value="281424" calcext:value-type="float">
            <text:p>281424</text:p>
          </table:table-cell>
          <table:table-cell office:value-type="float" office:value="543032" calcext:value-type="float">
            <text:p>54303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29735" calcext:value-type="float">
            <text:p>29735</text:p>
          </table:table-cell>
          <table:table-cell office:value-type="float" office:value="48545890" calcext:value-type="float">
            <text:p>48545890</text:p>
          </table:table-cell>
          <table:table-cell table:formula="of:=([.D42]/([.D42]+[.E42]))*100" office:value-type="float" office:value="0.061213828952278" calcext:value-type="float">
            <text:p>0.061213828952278</text:p>
          </table:table-cell>
          <table:table-cell office:value-type="float" office:value="38806724" calcext:value-type="float">
            <text:p>38806724</text:p>
          </table:table-cell>
          <table:table-cell office:value-type="float" office:value="9768901" calcext:value-type="float">
            <text:p>9768901</text:p>
          </table:table-cell>
          <table:table-cell office:value-type="float" office:value="48575625" calcext:value-type="float">
            <text:p>48575625</text:p>
          </table:table-cell>
          <table:table-cell office:value-type="float" office:value="29735" calcext:value-type="float">
            <text:p>29735</text:p>
          </table:table-cell>
          <table:table-cell office:value-type="float" office:value="16372" calcext:value-type="float">
            <text:p>16372</text:p>
          </table:table-cell>
          <table:table-cell office:value-type="float" office:value="77613448" calcext:value-type="float">
            <text:p>77613448</text:p>
          </table:table-cell>
          <table:table-cell office:value-type="float" office:value="39075604" calcext:value-type="float">
            <text:p>39075604</text:p>
          </table:table-cell>
          <table:table-cell office:value-type="float" office:value="116689052" calcext:value-type="float">
            <text:p>116689052</text:p>
          </table:table-cell>
          <table:table-cell office:value-type="float" office:value="237880" calcext:value-type="float">
            <text:p>237880</text:p>
          </table:table-cell>
          <table:table-cell office:value-type="float" office:value="261952" calcext:value-type="float">
            <text:p>261952</text:p>
          </table:table-cell>
          <table:table-cell office:value-type="float" office:value="499832" calcext:value-type="float">
            <text:p>49983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6999" calcext:value-type="float">
            <text:p>16999</text:p>
          </table:table-cell>
          <table:table-cell office:value-type="float" office:value="48558626" calcext:value-type="float">
            <text:p>48558626</text:p>
          </table:table-cell>
          <table:table-cell table:formula="of:=([.D43]/([.D43]+[.E43]))*100" office:value-type="float" office:value="0.0349949177185059" calcext:value-type="float">
            <text:p>0.034994917718506</text:p>
          </table:table-cell>
          <table:table-cell office:value-type="float" office:value="38806724" calcext:value-type="float">
            <text:p>38806724</text:p>
          </table:table-cell>
          <table:table-cell office:value-type="float" office:value="9768901" calcext:value-type="float">
            <text:p>9768901</text:p>
          </table:table-cell>
          <table:table-cell office:value-type="float" office:value="48575625" calcext:value-type="float">
            <text:p>48575625</text:p>
          </table:table-cell>
          <table:table-cell office:value-type="float" office:value="16999" calcext:value-type="float">
            <text:p>16999</text:p>
          </table:table-cell>
          <table:table-cell office:value-type="float" office:value="8497" calcext:value-type="float">
            <text:p>8497</text:p>
          </table:table-cell>
          <table:table-cell office:value-type="float" office:value="77613448" calcext:value-type="float">
            <text:p>77613448</text:p>
          </table:table-cell>
          <table:table-cell office:value-type="float" office:value="39075604" calcext:value-type="float">
            <text:p>39075604</text:p>
          </table:table-cell>
          <table:table-cell office:value-type="float" office:value="116689052" calcext:value-type="float">
            <text:p>116689052</text:p>
          </table:table-cell>
          <table:table-cell office:value-type="float" office:value="135992" calcext:value-type="float">
            <text:p>135992</text:p>
          </table:table-cell>
          <table:table-cell office:value-type="float" office:value="135952" calcext:value-type="float">
            <text:p>135952</text:p>
          </table:table-cell>
          <table:table-cell office:value-type="float" office:value="271944" calcext:value-type="float">
            <text:p>27194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20723" calcext:value-type="float">
            <text:p>20723</text:p>
          </table:table-cell>
          <table:table-cell office:value-type="float" office:value="48554902" calcext:value-type="float">
            <text:p>48554902</text:p>
          </table:table-cell>
          <table:table-cell table:formula="of:=([.D44]/([.D44]+[.E44]))*100" office:value-type="float" office:value="0.0426613141879286" calcext:value-type="float">
            <text:p>0.042661314187929</text:p>
          </table:table-cell>
          <table:table-cell office:value-type="float" office:value="38806724" calcext:value-type="float">
            <text:p>38806724</text:p>
          </table:table-cell>
          <table:table-cell office:value-type="float" office:value="9768901" calcext:value-type="float">
            <text:p>9768901</text:p>
          </table:table-cell>
          <table:table-cell office:value-type="float" office:value="48575625" calcext:value-type="float">
            <text:p>48575625</text:p>
          </table:table-cell>
          <table:table-cell office:value-type="float" office:value="20723" calcext:value-type="float">
            <text:p>20723</text:p>
          </table:table-cell>
          <table:table-cell office:value-type="float" office:value="9954" calcext:value-type="float">
            <text:p>9954</text:p>
          </table:table-cell>
          <table:table-cell office:value-type="float" office:value="77613448" calcext:value-type="float">
            <text:p>77613448</text:p>
          </table:table-cell>
          <table:table-cell office:value-type="float" office:value="39075604" calcext:value-type="float">
            <text:p>39075604</text:p>
          </table:table-cell>
          <table:table-cell office:value-type="float" office:value="116689052" calcext:value-type="float">
            <text:p>116689052</text:p>
          </table:table-cell>
          <table:table-cell office:value-type="float" office:value="165784" calcext:value-type="float">
            <text:p>165784</text:p>
          </table:table-cell>
          <table:table-cell office:value-type="float" office:value="159264" calcext:value-type="float">
            <text:p>159264</text:p>
          </table:table-cell>
          <table:table-cell office:value-type="float" office:value="325048" calcext:value-type="float">
            <text:p>325048</text:p>
          </table:table-cell>
          <table:table-cell table:number-columns-repeated="8"/>
        </table:table-row>
        <table:table-row table:style-name="ro2">
          <table:table-cell table:number-columns-repeated="25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63687" calcext:value-type="float">
            <text:p>63687</text:p>
          </table:table-cell>
          <table:table-cell office:value-type="float" office:value="48511938" calcext:value-type="float">
            <text:p>48511938</text:p>
          </table:table-cell>
          <table:table-cell table:formula="of:=([.D46]/([.D46]+[.E46]))*100" office:value-type="float" office:value="0.13110896668854" calcext:value-type="float">
            <text:p>0.13110896668854</text:p>
          </table:table-cell>
          <table:table-cell office:value-type="float" office:value="38806724" calcext:value-type="float">
            <text:p>38806724</text:p>
          </table:table-cell>
          <table:table-cell office:value-type="float" office:value="9768901" calcext:value-type="float">
            <text:p>9768901</text:p>
          </table:table-cell>
          <table:table-cell office:value-type="float" office:value="48575625" calcext:value-type="float">
            <text:p>48575625</text:p>
          </table:table-cell>
          <table:table-cell office:value-type="float" office:value="63687" calcext:value-type="float">
            <text:p>63687</text:p>
          </table:table-cell>
          <table:table-cell office:value-type="float" office:value="38764" calcext:value-type="float">
            <text:p>38764</text:p>
          </table:table-cell>
          <table:table-cell office:value-type="float" office:value="77613448" calcext:value-type="float">
            <text:p>77613448</text:p>
          </table:table-cell>
          <table:table-cell office:value-type="float" office:value="39075604" calcext:value-type="float">
            <text:p>39075604</text:p>
          </table:table-cell>
          <table:table-cell office:value-type="float" office:value="116689052" calcext:value-type="float">
            <text:p>116689052</text:p>
          </table:table-cell>
          <table:table-cell office:value-type="float" office:value="509496" calcext:value-type="float">
            <text:p>509496</text:p>
          </table:table-cell>
          <table:table-cell office:value-type="float" office:value="620224" calcext:value-type="float">
            <text:p>620224</text:p>
          </table:table-cell>
          <table:table-cell office:value-type="float" office:value="1129720" calcext:value-type="float">
            <text:p>112972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36716" calcext:value-type="float">
            <text:p>36716</text:p>
          </table:table-cell>
          <table:table-cell office:value-type="float" office:value="48538909" calcext:value-type="float">
            <text:p>48538909</text:p>
          </table:table-cell>
          <table:table-cell table:formula="of:=([.D47]/([.D47]+[.E47]))*100" office:value-type="float" office:value="0.0755852343639428" calcext:value-type="float">
            <text:p>0.075585234363943</text:p>
          </table:table-cell>
          <table:table-cell office:value-type="float" office:value="38806724" calcext:value-type="float">
            <text:p>38806724</text:p>
          </table:table-cell>
          <table:table-cell office:value-type="float" office:value="9768901" calcext:value-type="float">
            <text:p>9768901</text:p>
          </table:table-cell>
          <table:table-cell office:value-type="float" office:value="48575625" calcext:value-type="float">
            <text:p>48575625</text:p>
          </table:table-cell>
          <table:table-cell office:value-type="float" office:value="36716" calcext:value-type="float">
            <text:p>36716</text:p>
          </table:table-cell>
          <table:table-cell office:value-type="float" office:value="21516" calcext:value-type="float">
            <text:p>21516</text:p>
          </table:table-cell>
          <table:table-cell office:value-type="float" office:value="77613448" calcext:value-type="float">
            <text:p>77613448</text:p>
          </table:table-cell>
          <table:table-cell office:value-type="float" office:value="39075604" calcext:value-type="float">
            <text:p>39075604</text:p>
          </table:table-cell>
          <table:table-cell office:value-type="float" office:value="116689052" calcext:value-type="float">
            <text:p>116689052</text:p>
          </table:table-cell>
          <table:table-cell office:value-type="float" office:value="293728" calcext:value-type="float">
            <text:p>293728</text:p>
          </table:table-cell>
          <table:table-cell office:value-type="float" office:value="344256" calcext:value-type="float">
            <text:p>344256</text:p>
          </table:table-cell>
          <table:table-cell office:value-type="float" office:value="637984" calcext:value-type="float">
            <text:p>63798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24560" calcext:value-type="float">
            <text:p>24560</text:p>
          </table:table-cell>
          <table:table-cell office:value-type="float" office:value="48551065" calcext:value-type="float">
            <text:p>48551065</text:p>
          </table:table-cell>
          <table:table-cell table:formula="of:=([.D48]/([.D48]+[.E48]))*100" office:value-type="float" office:value="0.0505603376178896" calcext:value-type="float">
            <text:p>0.05056033761789</text:p>
          </table:table-cell>
          <table:table-cell office:value-type="float" office:value="38806724" calcext:value-type="float">
            <text:p>38806724</text:p>
          </table:table-cell>
          <table:table-cell office:value-type="float" office:value="9768901" calcext:value-type="float">
            <text:p>9768901</text:p>
          </table:table-cell>
          <table:table-cell office:value-type="float" office:value="48575625" calcext:value-type="float">
            <text:p>48575625</text:p>
          </table:table-cell>
          <table:table-cell office:value-type="float" office:value="24560" calcext:value-type="float">
            <text:p>24560</text:p>
          </table:table-cell>
          <table:table-cell office:value-type="float" office:value="13249" calcext:value-type="float">
            <text:p>13249</text:p>
          </table:table-cell>
          <table:table-cell office:value-type="float" office:value="77613448" calcext:value-type="float">
            <text:p>77613448</text:p>
          </table:table-cell>
          <table:table-cell office:value-type="float" office:value="39075604" calcext:value-type="float">
            <text:p>39075604</text:p>
          </table:table-cell>
          <table:table-cell office:value-type="float" office:value="116689052" calcext:value-type="float">
            <text:p>116689052</text:p>
          </table:table-cell>
          <table:table-cell office:value-type="float" office:value="196480" calcext:value-type="float">
            <text:p>196480</text:p>
          </table:table-cell>
          <table:table-cell office:value-type="float" office:value="211984" calcext:value-type="float">
            <text:p>211984</text:p>
          </table:table-cell>
          <table:table-cell office:value-type="float" office:value="408464" calcext:value-type="float">
            <text:p>40846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18193" calcext:value-type="float">
            <text:p>18193</text:p>
          </table:table-cell>
          <table:table-cell office:value-type="float" office:value="48557432" calcext:value-type="float">
            <text:p>48557432</text:p>
          </table:table-cell>
          <table:table-cell table:formula="of:=([.D49]/([.D49]+[.E49]))*100" office:value-type="float" office:value="0.0374529406466721" calcext:value-type="float">
            <text:p>0.037452940646672</text:p>
          </table:table-cell>
          <table:table-cell office:value-type="float" office:value="38806724" calcext:value-type="float">
            <text:p>38806724</text:p>
          </table:table-cell>
          <table:table-cell office:value-type="float" office:value="9768901" calcext:value-type="float">
            <text:p>9768901</text:p>
          </table:table-cell>
          <table:table-cell office:value-type="float" office:value="48575625" calcext:value-type="float">
            <text:p>48575625</text:p>
          </table:table-cell>
          <table:table-cell office:value-type="float" office:value="18193" calcext:value-type="float">
            <text:p>18193</text:p>
          </table:table-cell>
          <table:table-cell office:value-type="float" office:value="9668" calcext:value-type="float">
            <text:p>9668</text:p>
          </table:table-cell>
          <table:table-cell office:value-type="float" office:value="77613448" calcext:value-type="float">
            <text:p>77613448</text:p>
          </table:table-cell>
          <table:table-cell office:value-type="float" office:value="39075604" calcext:value-type="float">
            <text:p>39075604</text:p>
          </table:table-cell>
          <table:table-cell office:value-type="float" office:value="116689052" calcext:value-type="float">
            <text:p>116689052</text:p>
          </table:table-cell>
          <table:table-cell office:value-type="float" office:value="145544" calcext:value-type="float">
            <text:p>145544</text:p>
          </table:table-cell>
          <table:table-cell office:value-type="float" office:value="154688" calcext:value-type="float">
            <text:p>154688</text:p>
          </table:table-cell>
          <table:table-cell office:value-type="float" office:value="300232" calcext:value-type="float">
            <text:p>300232</text:p>
          </table:table-cell>
          <table:table-cell table:number-columns-repeated="6"/>
          <table:table-cell table:style-name="ce4" office:value-type="string" calcext:value-type="string">
            <text:p>Size=1500</text:p>
          </table:table-cell>
          <table:table-cell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office:value-type="float" office:value="10035" calcext:value-type="float">
            <text:p>10035</text:p>
          </table:table-cell>
          <table:table-cell office:value-type="float" office:value="48565590" calcext:value-type="float">
            <text:p>48565590</text:p>
          </table:table-cell>
          <table:table-cell table:formula="of:=([.D50]/([.D50]+[.E50]))*100" office:value-type="float" office:value="0.0206585092832053" calcext:value-type="float">
            <text:p>0.020658509283205</text:p>
          </table:table-cell>
          <table:table-cell office:value-type="float" office:value="38806724" calcext:value-type="float">
            <text:p>38806724</text:p>
          </table:table-cell>
          <table:table-cell office:value-type="float" office:value="9768901" calcext:value-type="float">
            <text:p>9768901</text:p>
          </table:table-cell>
          <table:table-cell office:value-type="float" office:value="48575625" calcext:value-type="float">
            <text:p>48575625</text:p>
          </table:table-cell>
          <table:table-cell office:value-type="float" office:value="10035" calcext:value-type="float">
            <text:p>10035</text:p>
          </table:table-cell>
          <table:table-cell office:value-type="float" office:value="4116" calcext:value-type="float">
            <text:p>4116</text:p>
          </table:table-cell>
          <table:table-cell office:value-type="float" office:value="77613448" calcext:value-type="float">
            <text:p>77613448</text:p>
          </table:table-cell>
          <table:table-cell office:value-type="float" office:value="39075604" calcext:value-type="float">
            <text:p>39075604</text:p>
          </table:table-cell>
          <table:table-cell office:value-type="float" office:value="116689052" calcext:value-type="float">
            <text:p>116689052</text:p>
          </table:table-cell>
          <table:table-cell office:value-type="float" office:value="80280" calcext:value-type="float">
            <text:p>80280</text:p>
          </table:table-cell>
          <table:table-cell office:value-type="float" office:value="65856" calcext:value-type="float">
            <text:p>65856</text:p>
          </table:table-cell>
          <table:table-cell office:value-type="float" office:value="146136" calcext:value-type="float">
            <text:p>14613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 office:value-type="float" office:value="11069" calcext:value-type="float">
            <text:p>11069</text:p>
          </table:table-cell>
          <table:table-cell office:value-type="float" office:value="48564556" calcext:value-type="float">
            <text:p>48564556</text:p>
          </table:table-cell>
          <table:table-cell table:formula="of:=([.D51]/([.D51]+[.E51]))*100" office:value-type="float" office:value="0.0227871489044145" calcext:value-type="float">
            <text:p>0.022787148904415</text:p>
          </table:table-cell>
          <table:table-cell office:value-type="float" office:value="38806724" calcext:value-type="float">
            <text:p>38806724</text:p>
          </table:table-cell>
          <table:table-cell office:value-type="float" office:value="9768901" calcext:value-type="float">
            <text:p>9768901</text:p>
          </table:table-cell>
          <table:table-cell office:value-type="float" office:value="48575625" calcext:value-type="float">
            <text:p>48575625</text:p>
          </table:table-cell>
          <table:table-cell office:value-type="float" office:value="11069" calcext:value-type="float">
            <text:p>11069</text:p>
          </table:table-cell>
          <table:table-cell office:value-type="float" office:value="7414" calcext:value-type="float">
            <text:p>7414</text:p>
          </table:table-cell>
          <table:table-cell office:value-type="float" office:value="77613448" calcext:value-type="float">
            <text:p>77613448</text:p>
          </table:table-cell>
          <table:table-cell office:value-type="float" office:value="39075604" calcext:value-type="float">
            <text:p>39075604</text:p>
          </table:table-cell>
          <table:table-cell office:value-type="float" office:value="116689052" calcext:value-type="float">
            <text:p>116689052</text:p>
          </table:table-cell>
          <table:table-cell office:value-type="float" office:value="88552" calcext:value-type="float">
            <text:p>88552</text:p>
          </table:table-cell>
          <table:table-cell office:value-type="float" office:value="118624" calcext:value-type="float">
            <text:p>118624</text:p>
          </table:table-cell>
          <table:table-cell office:value-type="float" office:value="207176" calcext:value-type="float">
            <text:p>207176</text:p>
          </table:table-cell>
          <table:table-cell table:number-columns-repeated="8"/>
        </table:table-row>
        <table:table-row table:style-name="ro2">
          <table:table-cell table:number-columns-repeated="25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9162" calcext:value-type="float">
            <text:p>59162</text:p>
          </table:table-cell>
          <table:table-cell office:value-type="float" office:value="48516463" calcext:value-type="float">
            <text:p>48516463</text:p>
          </table:table-cell>
          <table:table-cell table:formula="of:=([.D53]/([.D53]+[.E53]))*100" office:value-type="float" office:value="0.121793595038664" calcext:value-type="float">
            <text:p>0.121793595038664</text:p>
          </table:table-cell>
          <table:table-cell office:value-type="float" office:value="38806724" calcext:value-type="float">
            <text:p>38806724</text:p>
          </table:table-cell>
          <table:table-cell office:value-type="float" office:value="9768901" calcext:value-type="float">
            <text:p>9768901</text:p>
          </table:table-cell>
          <table:table-cell office:value-type="float" office:value="48575625" calcext:value-type="float">
            <text:p>48575625</text:p>
          </table:table-cell>
          <table:table-cell office:value-type="float" office:value="59162" calcext:value-type="float">
            <text:p>59162</text:p>
          </table:table-cell>
          <table:table-cell office:value-type="float" office:value="36564" calcext:value-type="float">
            <text:p>36564</text:p>
          </table:table-cell>
          <table:table-cell office:value-type="float" office:value="77613448" calcext:value-type="float">
            <text:p>77613448</text:p>
          </table:table-cell>
          <table:table-cell office:value-type="float" office:value="39075604" calcext:value-type="float">
            <text:p>39075604</text:p>
          </table:table-cell>
          <table:table-cell office:value-type="float" office:value="116689052" calcext:value-type="float">
            <text:p>116689052</text:p>
          </table:table-cell>
          <table:table-cell office:value-type="float" office:value="473296" calcext:value-type="float">
            <text:p>473296</text:p>
          </table:table-cell>
          <table:table-cell office:value-type="float" office:value="585024" calcext:value-type="float">
            <text:p>585024</text:p>
          </table:table-cell>
          <table:table-cell office:value-type="float" office:value="1058320" calcext:value-type="float">
            <text:p>105832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32170" calcext:value-type="float">
            <text:p>32170</text:p>
          </table:table-cell>
          <table:table-cell office:value-type="float" office:value="48543455" calcext:value-type="float">
            <text:p>48543455</text:p>
          </table:table-cell>
          <table:table-cell table:formula="of:=([.D54]/([.D54]+[.E54]))*100" office:value-type="float" office:value="0.0662266311550289" calcext:value-type="float">
            <text:p>0.066226631155029</text:p>
          </table:table-cell>
          <table:table-cell office:value-type="float" office:value="38806724" calcext:value-type="float">
            <text:p>38806724</text:p>
          </table:table-cell>
          <table:table-cell office:value-type="float" office:value="9768901" calcext:value-type="float">
            <text:p>9768901</text:p>
          </table:table-cell>
          <table:table-cell office:value-type="float" office:value="48575625" calcext:value-type="float">
            <text:p>48575625</text:p>
          </table:table-cell>
          <table:table-cell office:value-type="float" office:value="32170" calcext:value-type="float">
            <text:p>32170</text:p>
          </table:table-cell>
          <table:table-cell office:value-type="float" office:value="18012" calcext:value-type="float">
            <text:p>18012</text:p>
          </table:table-cell>
          <table:table-cell office:value-type="float" office:value="77613448" calcext:value-type="float">
            <text:p>77613448</text:p>
          </table:table-cell>
          <table:table-cell office:value-type="float" office:value="39075604" calcext:value-type="float">
            <text:p>39075604</text:p>
          </table:table-cell>
          <table:table-cell office:value-type="float" office:value="116689052" calcext:value-type="float">
            <text:p>116689052</text:p>
          </table:table-cell>
          <table:table-cell office:value-type="float" office:value="257360" calcext:value-type="float">
            <text:p>257360</text:p>
          </table:table-cell>
          <table:table-cell office:value-type="float" office:value="288192" calcext:value-type="float">
            <text:p>288192</text:p>
          </table:table-cell>
          <table:table-cell office:value-type="float" office:value="545552" calcext:value-type="float">
            <text:p>54555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19004" calcext:value-type="float">
            <text:p>19004</text:p>
          </table:table-cell>
          <table:table-cell office:value-type="float" office:value="48556621" calcext:value-type="float">
            <text:p>48556621</text:p>
          </table:table-cell>
          <table:table-cell table:formula="of:=([.D55]/([.D55]+[.E55]))*100" office:value-type="float" office:value="0.03912250228381" calcext:value-type="float">
            <text:p>0.03912250228381</text:p>
          </table:table-cell>
          <table:table-cell office:value-type="float" office:value="38806724" calcext:value-type="float">
            <text:p>38806724</text:p>
          </table:table-cell>
          <table:table-cell office:value-type="float" office:value="9768901" calcext:value-type="float">
            <text:p>9768901</text:p>
          </table:table-cell>
          <table:table-cell office:value-type="float" office:value="48575625" calcext:value-type="float">
            <text:p>48575625</text:p>
          </table:table-cell>
          <table:table-cell office:value-type="float" office:value="19004" calcext:value-type="float">
            <text:p>19004</text:p>
          </table:table-cell>
          <table:table-cell office:value-type="float" office:value="9508" calcext:value-type="float">
            <text:p>9508</text:p>
          </table:table-cell>
          <table:table-cell office:value-type="float" office:value="77613448" calcext:value-type="float">
            <text:p>77613448</text:p>
          </table:table-cell>
          <table:table-cell office:value-type="float" office:value="39075604" calcext:value-type="float">
            <text:p>39075604</text:p>
          </table:table-cell>
          <table:table-cell office:value-type="float" office:value="116689052" calcext:value-type="float">
            <text:p>116689052</text:p>
          </table:table-cell>
          <table:table-cell office:value-type="float" office:value="152032" calcext:value-type="float">
            <text:p>152032</text:p>
          </table:table-cell>
          <table:table-cell office:value-type="float" office:value="152128" calcext:value-type="float">
            <text:p>152128</text:p>
          </table:table-cell>
          <table:table-cell office:value-type="float" office:value="304160" calcext:value-type="float">
            <text:p>304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12470" calcext:value-type="float">
            <text:p>12470</text:p>
          </table:table-cell>
          <table:table-cell office:value-type="float" office:value="48563155" calcext:value-type="float">
            <text:p>48563155</text:p>
          </table:table-cell>
          <table:table-cell table:formula="of:=([.D56]/([.D56]+[.E56]))*100" office:value-type="float" office:value="0.0256713114859562" calcext:value-type="float">
            <text:p>0.025671311485956</text:p>
          </table:table-cell>
          <table:table-cell office:value-type="float" office:value="38806724" calcext:value-type="float">
            <text:p>38806724</text:p>
          </table:table-cell>
          <table:table-cell office:value-type="float" office:value="9768901" calcext:value-type="float">
            <text:p>9768901</text:p>
          </table:table-cell>
          <table:table-cell office:value-type="float" office:value="48575625" calcext:value-type="float">
            <text:p>48575625</text:p>
          </table:table-cell>
          <table:table-cell office:value-type="float" office:value="12470" calcext:value-type="float">
            <text:p>12470</text:p>
          </table:table-cell>
          <table:table-cell office:value-type="float" office:value="4389" calcext:value-type="float">
            <text:p>4389</text:p>
          </table:table-cell>
          <table:table-cell office:value-type="float" office:value="77613448" calcext:value-type="float">
            <text:p>77613448</text:p>
          </table:table-cell>
          <table:table-cell office:value-type="float" office:value="39075604" calcext:value-type="float">
            <text:p>39075604</text:p>
          </table:table-cell>
          <table:table-cell office:value-type="float" office:value="116689052" calcext:value-type="float">
            <text:p>116689052</text:p>
          </table:table-cell>
          <table:table-cell office:value-type="float" office:value="99760" calcext:value-type="float">
            <text:p>99760</text:p>
          </table:table-cell>
          <table:table-cell office:value-type="float" office:value="70224" calcext:value-type="float">
            <text:p>70224</text:p>
          </table:table-cell>
          <table:table-cell office:value-type="float" office:value="169984" calcext:value-type="float">
            <text:p>16998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6227" calcext:value-type="float">
            <text:p>6227</text:p>
          </table:table-cell>
          <table:table-cell office:value-type="float" office:value="48569398" calcext:value-type="float">
            <text:p>48569398</text:p>
          </table:table-cell>
          <table:table-cell table:formula="of:=([.D57]/([.D57]+[.E57]))*100" office:value-type="float" office:value="0.0128191865776302" calcext:value-type="float">
            <text:p>0.01281918657763</text:p>
          </table:table-cell>
          <table:table-cell office:value-type="float" office:value="38806724" calcext:value-type="float">
            <text:p>38806724</text:p>
          </table:table-cell>
          <table:table-cell office:value-type="float" office:value="9768901" calcext:value-type="float">
            <text:p>9768901</text:p>
          </table:table-cell>
          <table:table-cell office:value-type="float" office:value="48575625" calcext:value-type="float">
            <text:p>48575625</text:p>
          </table:table-cell>
          <table:table-cell office:value-type="float" office:value="6227" calcext:value-type="float">
            <text:p>6227</text:p>
          </table:table-cell>
          <table:table-cell office:value-type="float" office:value="2923" calcext:value-type="float">
            <text:p>2923</text:p>
          </table:table-cell>
          <table:table-cell office:value-type="float" office:value="77613448" calcext:value-type="float">
            <text:p>77613448</text:p>
          </table:table-cell>
          <table:table-cell office:value-type="float" office:value="39075604" calcext:value-type="float">
            <text:p>39075604</text:p>
          </table:table-cell>
          <table:table-cell office:value-type="float" office:value="116689052" calcext:value-type="float">
            <text:p>116689052</text:p>
          </table:table-cell>
          <table:table-cell office:value-type="float" office:value="49816" calcext:value-type="float">
            <text:p>49816</text:p>
          </table:table-cell>
          <table:table-cell office:value-type="float" office:value="46768" calcext:value-type="float">
            <text:p>46768</text:p>
          </table:table-cell>
          <table:table-cell office:value-type="float" office:value="96584" calcext:value-type="float">
            <text:p>9658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069" calcext:value-type="float">
            <text:p>11069</text:p>
          </table:table-cell>
          <table:table-cell office:value-type="float" office:value="48564556" calcext:value-type="float">
            <text:p>48564556</text:p>
          </table:table-cell>
          <table:table-cell table:formula="of:=([.D58]/([.D58]+[.E58]))*100" office:value-type="float" office:value="0.0227871489044145" calcext:value-type="float">
            <text:p>0.022787148904415</text:p>
          </table:table-cell>
          <table:table-cell office:value-type="float" office:value="38806724" calcext:value-type="float">
            <text:p>38806724</text:p>
          </table:table-cell>
          <table:table-cell office:value-type="float" office:value="9768901" calcext:value-type="float">
            <text:p>9768901</text:p>
          </table:table-cell>
          <table:table-cell office:value-type="float" office:value="48575625" calcext:value-type="float">
            <text:p>48575625</text:p>
          </table:table-cell>
          <table:table-cell office:value-type="float" office:value="11069" calcext:value-type="float">
            <text:p>11069</text:p>
          </table:table-cell>
          <table:table-cell office:value-type="float" office:value="7414" calcext:value-type="float">
            <text:p>7414</text:p>
          </table:table-cell>
          <table:table-cell office:value-type="float" office:value="77613448" calcext:value-type="float">
            <text:p>77613448</text:p>
          </table:table-cell>
          <table:table-cell office:value-type="float" office:value="39075604" calcext:value-type="float">
            <text:p>39075604</text:p>
          </table:table-cell>
          <table:table-cell office:value-type="float" office:value="116689052" calcext:value-type="float">
            <text:p>116689052</text:p>
          </table:table-cell>
          <table:table-cell office:value-type="float" office:value="88552" calcext:value-type="float">
            <text:p>88552</text:p>
          </table:table-cell>
          <table:table-cell office:value-type="float" office:value="118624" calcext:value-type="float">
            <text:p>118624</text:p>
          </table:table-cell>
          <table:table-cell office:value-type="float" office:value="207176" calcext:value-type="float">
            <text:p>207176</text:p>
          </table:table-cell>
          <table:table-cell table:number-columns-repeated="8"/>
        </table:table-row>
        <table:table-row table:style-name="ro2" table:number-rows-repeated="3">
          <table:table-cell table:number-columns-repeated="25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69614" calcext:value-type="float">
            <text:p>169614</text:p>
          </table:table-cell>
          <table:table-cell office:value-type="float" office:value="89714348" calcext:value-type="float">
            <text:p>89714348</text:p>
          </table:table-cell>
          <table:table-cell table:formula="of:=([.D62]/([.D62]+[.E62]))*100" office:value-type="float" office:value="0.188703297257858" calcext:value-type="float">
            <text:p>0.188703297257858</text:p>
          </table:table-cell>
          <table:table-cell office:value-type="float" office:value="71893212" calcext:value-type="float">
            <text:p>71893212</text:p>
          </table:table-cell>
          <table:table-cell office:value-type="float" office:value="17990750" calcext:value-type="float">
            <text:p>17990750</text:p>
          </table:table-cell>
          <table:table-cell office:value-type="float" office:value="89883962" calcext:value-type="float">
            <text:p>89883962</text:p>
          </table:table-cell>
          <table:table-cell office:value-type="float" office:value="169614" calcext:value-type="float">
            <text:p>169614</text:p>
          </table:table-cell>
          <table:table-cell office:value-type="float" office:value="96993" calcext:value-type="float">
            <text:p>96993</text:p>
          </table:table-cell>
          <table:table-cell office:value-type="float" office:value="143786424" calcext:value-type="float">
            <text:p>143786424</text:p>
          </table:table-cell>
          <table:table-cell office:value-type="float" office:value="71963000" calcext:value-type="float">
            <text:p>71963000</text:p>
          </table:table-cell>
          <table:table-cell office:value-type="float" office:value="215749424" calcext:value-type="float">
            <text:p>215749424</text:p>
          </table:table-cell>
          <table:table-cell office:value-type="float" office:value="1356912" calcext:value-type="float">
            <text:p>1356912</text:p>
          </table:table-cell>
          <table:table-cell office:value-type="float" office:value="1551888" calcext:value-type="float">
            <text:p>1551888</text:p>
          </table:table-cell>
          <table:table-cell office:value-type="float" office:value="2908800" calcext:value-type="float">
            <text:p>29088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18141" calcext:value-type="float">
            <text:p>118141</text:p>
          </table:table-cell>
          <table:table-cell office:value-type="float" office:value="89765821" calcext:value-type="float">
            <text:p>89765821</text:p>
          </table:table-cell>
          <table:table-cell table:formula="of:=([.D63]/([.D63]+[.E63]))*100" office:value-type="float" office:value="0.131437241273365" calcext:value-type="float">
            <text:p>0.131437241273365</text:p>
          </table:table-cell>
          <table:table-cell office:value-type="float" office:value="71893212" calcext:value-type="float">
            <text:p>71893212</text:p>
          </table:table-cell>
          <table:table-cell office:value-type="float" office:value="17990750" calcext:value-type="float">
            <text:p>17990750</text:p>
          </table:table-cell>
          <table:table-cell office:value-type="float" office:value="89883962" calcext:value-type="float">
            <text:p>89883962</text:p>
          </table:table-cell>
          <table:table-cell office:value-type="float" office:value="118141" calcext:value-type="float">
            <text:p>118141</text:p>
          </table:table-cell>
          <table:table-cell office:value-type="float" office:value="64776" calcext:value-type="float">
            <text:p>64776</text:p>
          </table:table-cell>
          <table:table-cell office:value-type="float" office:value="143786424" calcext:value-type="float">
            <text:p>143786424</text:p>
          </table:table-cell>
          <table:table-cell office:value-type="float" office:value="71963000" calcext:value-type="float">
            <text:p>71963000</text:p>
          </table:table-cell>
          <table:table-cell office:value-type="float" office:value="215749424" calcext:value-type="float">
            <text:p>215749424</text:p>
          </table:table-cell>
          <table:table-cell office:value-type="float" office:value="945128" calcext:value-type="float">
            <text:p>945128</text:p>
          </table:table-cell>
          <table:table-cell office:value-type="float" office:value="1036416" calcext:value-type="float">
            <text:p>1036416</text:p>
          </table:table-cell>
          <table:table-cell office:value-type="float" office:value="1981544" calcext:value-type="float">
            <text:p>1981544</text:p>
          </table:table-cell>
          <table:table-cell table:number-columns-repeated="2"/>
          <table:table-cell office:value-type="string" calcext:value-type="string">
            <text:p>512 Cache</text:p>
          </table:table-cell>
          <table:table-cell office:value-type="string" calcext:value-type="string">
            <text:p>1024 Cache</text:p>
          </table:table-cell>
          <table:table-cell office:value-type="string" calcext:value-type="string">
            <text:p>2048 Cache</text:p>
          </table:table-cell>
          <table:table-cell office:value-type="string" calcext:value-type="string">
            <text:p>4096 Ca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93092" calcext:value-type="float">
            <text:p>93092</text:p>
          </table:table-cell>
          <table:table-cell office:value-type="float" office:value="89790870" calcext:value-type="float">
            <text:p>89790870</text:p>
          </table:table-cell>
          <table:table-cell table:formula="of:=([.D64]/([.D64]+[.E64]))*100" office:value-type="float" office:value="0.10356908833191" calcext:value-type="float">
            <text:p>0.10356908833191</text:p>
          </table:table-cell>
          <table:table-cell office:value-type="float" office:value="71893212" calcext:value-type="float">
            <text:p>71893212</text:p>
          </table:table-cell>
          <table:table-cell office:value-type="float" office:value="17990750" calcext:value-type="float">
            <text:p>17990750</text:p>
          </table:table-cell>
          <table:table-cell office:value-type="float" office:value="89883962" calcext:value-type="float">
            <text:p>89883962</text:p>
          </table:table-cell>
          <table:table-cell office:value-type="float" office:value="93092" calcext:value-type="float">
            <text:p>93092</text:p>
          </table:table-cell>
          <table:table-cell office:value-type="float" office:value="48877" calcext:value-type="float">
            <text:p>48877</text:p>
          </table:table-cell>
          <table:table-cell office:value-type="float" office:value="143786424" calcext:value-type="float">
            <text:p>143786424</text:p>
          </table:table-cell>
          <table:table-cell office:value-type="float" office:value="71963000" calcext:value-type="float">
            <text:p>71963000</text:p>
          </table:table-cell>
          <table:table-cell office:value-type="float" office:value="215749424" calcext:value-type="float">
            <text:p>215749424</text:p>
          </table:table-cell>
          <table:table-cell office:value-type="float" office:value="744736" calcext:value-type="float">
            <text:p>744736</text:p>
          </table:table-cell>
          <table:table-cell office:value-type="float" office:value="782032" calcext:value-type="float">
            <text:p>782032</text:p>
          </table:table-cell>
          <table:table-cell office:value-type="float" office:value="1526768" calcext:value-type="float">
            <text:p>1526768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1" office:value-type="float" office:value="0.1887032973" calcext:value-type="float">
            <text:p>0.1887032973</text:p>
          </table:table-cell>
          <table:table-cell table:style-name="ce1" office:value-type="float" office:value="0.1482344537" calcext:value-type="float">
            <text:p>0.1482344537</text:p>
          </table:table-cell>
          <table:table-cell table:style-name="ce1" office:value-type="float" office:value="0.1289295637" calcext:value-type="float">
            <text:p>0.1289295637</text:p>
          </table:table-cell>
          <table:table-cell table:style-name="ce1" office:value-type="float" office:value="0.1195152034" calcext:value-type="float">
            <text:p>0.11951520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81514" calcext:value-type="float">
            <text:p>81514</text:p>
          </table:table-cell>
          <table:table-cell office:value-type="float" office:value="89802448" calcext:value-type="float">
            <text:p>89802448</text:p>
          </table:table-cell>
          <table:table-cell table:formula="of:=([.D65]/([.D65]+[.E65]))*100" office:value-type="float" office:value="0.0906880362038336" calcext:value-type="float">
            <text:p>0.090688036203834</text:p>
          </table:table-cell>
          <table:table-cell office:value-type="float" office:value="71893212" calcext:value-type="float">
            <text:p>71893212</text:p>
          </table:table-cell>
          <table:table-cell office:value-type="float" office:value="17990750" calcext:value-type="float">
            <text:p>17990750</text:p>
          </table:table-cell>
          <table:table-cell office:value-type="float" office:value="89883962" calcext:value-type="float">
            <text:p>89883962</text:p>
          </table:table-cell>
          <table:table-cell office:value-type="float" office:value="81514" calcext:value-type="float">
            <text:p>81514</text:p>
          </table:table-cell>
          <table:table-cell office:value-type="float" office:value="41033" calcext:value-type="float">
            <text:p>41033</text:p>
          </table:table-cell>
          <table:table-cell office:value-type="float" office:value="143786424" calcext:value-type="float">
            <text:p>143786424</text:p>
          </table:table-cell>
          <table:table-cell office:value-type="float" office:value="71963000" calcext:value-type="float">
            <text:p>71963000</text:p>
          </table:table-cell>
          <table:table-cell office:value-type="float" office:value="215749424" calcext:value-type="float">
            <text:p>215749424</text:p>
          </table:table-cell>
          <table:table-cell office:value-type="float" office:value="652112" calcext:value-type="float">
            <text:p>652112</text:p>
          </table:table-cell>
          <table:table-cell office:value-type="float" office:value="656528" calcext:value-type="float">
            <text:p>656528</text:p>
          </table:table-cell>
          <table:table-cell office:value-type="float" office:value="1308640" calcext:value-type="float">
            <text:p>1308640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1" office:value-type="float" office:value="0.1314372413" calcext:value-type="float">
            <text:p>0.1314372413</text:p>
          </table:table-cell>
          <table:table-cell table:style-name="ce1" office:value-type="float" office:value="0.09372194786" calcext:value-type="float">
            <text:p>0.09372194786</text:p>
          </table:table-cell>
          <table:table-cell table:style-name="ce1" office:value-type="float" office:value="0.07522031572" calcext:value-type="float">
            <text:p>0.07522031572</text:p>
          </table:table-cell>
          <table:table-cell table:style-name="ce1" office:value-type="float" office:value="0.06557454599" calcext:value-type="float">
            <text:p>0.065574545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74373" calcext:value-type="float">
            <text:p>74373</text:p>
          </table:table-cell>
          <table:table-cell office:value-type="float" office:value="89809589" calcext:value-type="float">
            <text:p>89809589</text:p>
          </table:table-cell>
          <table:table-cell table:formula="of:=([.D66]/([.D66]+[.E66]))*100" office:value-type="float" office:value="0.0827433485853683" calcext:value-type="float">
            <text:p>0.082743348585368</text:p>
          </table:table-cell>
          <table:table-cell office:value-type="float" office:value="71893212" calcext:value-type="float">
            <text:p>71893212</text:p>
          </table:table-cell>
          <table:table-cell office:value-type="float" office:value="17990750" calcext:value-type="float">
            <text:p>17990750</text:p>
          </table:table-cell>
          <table:table-cell office:value-type="float" office:value="89883962" calcext:value-type="float">
            <text:p>89883962</text:p>
          </table:table-cell>
          <table:table-cell office:value-type="float" office:value="74373" calcext:value-type="float">
            <text:p>74373</text:p>
          </table:table-cell>
          <table:table-cell office:value-type="float" office:value="37129" calcext:value-type="float">
            <text:p>37129</text:p>
          </table:table-cell>
          <table:table-cell office:value-type="float" office:value="143786424" calcext:value-type="float">
            <text:p>143786424</text:p>
          </table:table-cell>
          <table:table-cell office:value-type="float" office:value="71963000" calcext:value-type="float">
            <text:p>71963000</text:p>
          </table:table-cell>
          <table:table-cell office:value-type="float" office:value="215749424" calcext:value-type="float">
            <text:p>215749424</text:p>
          </table:table-cell>
          <table:table-cell office:value-type="float" office:value="594984" calcext:value-type="float">
            <text:p>594984</text:p>
          </table:table-cell>
          <table:table-cell office:value-type="float" office:value="594064" calcext:value-type="float">
            <text:p>594064</text:p>
          </table:table-cell>
          <table:table-cell office:value-type="float" office:value="1189048" calcext:value-type="float">
            <text:p>1189048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1" office:value-type="float" office:value="0.1035690883" calcext:value-type="float">
            <text:p>0.1035690883</text:p>
          </table:table-cell>
          <table:table-cell table:style-name="ce1" office:value-type="float" office:value="0.06684396044" calcext:value-type="float">
            <text:p>0.06684396044</text:p>
          </table:table-cell>
          <table:table-cell table:style-name="ce1" office:value-type="float" office:value="0.04788618463" calcext:value-type="float">
            <text:p>0.04788618463</text:p>
          </table:table-cell>
          <table:table-cell table:style-name="ce1" office:value-type="float" office:value="0.03871547184" calcext:value-type="float">
            <text:p>0.03871547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70175" calcext:value-type="float">
            <text:p>70175</text:p>
          </table:table-cell>
          <table:table-cell office:value-type="float" office:value="89813787" calcext:value-type="float">
            <text:p>89813787</text:p>
          </table:table-cell>
          <table:table-cell table:formula="of:=([.D67]/([.D67]+[.E67]))*100" office:value-type="float" office:value="0.0780728824570506" calcext:value-type="float">
            <text:p>0.078072882457051</text:p>
          </table:table-cell>
          <table:table-cell office:value-type="float" office:value="71893212" calcext:value-type="float">
            <text:p>71893212</text:p>
          </table:table-cell>
          <table:table-cell office:value-type="float" office:value="17990750" calcext:value-type="float">
            <text:p>17990750</text:p>
          </table:table-cell>
          <table:table-cell office:value-type="float" office:value="89883962" calcext:value-type="float">
            <text:p>89883962</text:p>
          </table:table-cell>
          <table:table-cell office:value-type="float" office:value="70175" calcext:value-type="float">
            <text:p>70175</text:p>
          </table:table-cell>
          <table:table-cell office:value-type="float" office:value="35041" calcext:value-type="float">
            <text:p>35041</text:p>
          </table:table-cell>
          <table:table-cell office:value-type="float" office:value="143786424" calcext:value-type="float">
            <text:p>143786424</text:p>
          </table:table-cell>
          <table:table-cell office:value-type="float" office:value="71963000" calcext:value-type="float">
            <text:p>71963000</text:p>
          </table:table-cell>
          <table:table-cell office:value-type="float" office:value="215749424" calcext:value-type="float">
            <text:p>215749424</text:p>
          </table:table-cell>
          <table:table-cell office:value-type="float" office:value="561400" calcext:value-type="float">
            <text:p>561400</text:p>
          </table:table-cell>
          <table:table-cell office:value-type="float" office:value="560656" calcext:value-type="float">
            <text:p>560656</text:p>
          </table:table-cell>
          <table:table-cell office:value-type="float" office:value="1122056" calcext:value-type="float">
            <text:p>1122056</text:p>
          </table:table-cell>
          <table:table-cell/>
          <table:table-cell office:value-type="float" office:value="4096" calcext:value-type="float">
            <text:p>4096</text:p>
          </table:table-cell>
          <table:table-cell table:style-name="ce1" office:value-type="float" office:value="0.0906880362" calcext:value-type="float">
            <text:p>0.0906880362</text:p>
          </table:table-cell>
          <table:table-cell table:style-name="ce1" office:value-type="float" office:value="0.0529705177" calcext:value-type="float">
            <text:p>0.0529705177</text:p>
          </table:table-cell>
          <table:table-cell table:style-name="ce1" office:value-type="float" office:value="0.0346824943" calcext:value-type="float">
            <text:p>0.0346824943</text:p>
          </table:table-cell>
          <table:table-cell table:style-name="ce1" office:value-type="float" office:value="0.02073228592" calcext:value-type="float">
            <text:p>0.02073228592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float" office:value="8192" calcext:value-type="float">
            <text:p>8192</text:p>
          </table:table-cell>
          <table:table-cell table:style-name="ce1" office:value-type="float" office:value="0.08274334859" calcext:value-type="float">
            <text:p>0.08274334859</text:p>
          </table:table-cell>
          <table:table-cell table:style-name="ce1" office:value-type="float" office:value="0.04622737925" calcext:value-type="float">
            <text:p>0.04622737925</text:p>
          </table:table-cell>
          <table:table-cell table:style-name="ce1" office:value-type="float" office:value="0.01858062287" calcext:value-type="float">
            <text:p>0.01858062287</text:p>
          </table:table-cell>
          <table:table-cell table:style-name="ce1" office:value-type="float" office:value="0.009827114653" calcext:value-type="float">
            <text:p>0.0098271146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33239" calcext:value-type="float">
            <text:p>133239</text:p>
          </table:table-cell>
          <table:table-cell office:value-type="float" office:value="89750723" calcext:value-type="float">
            <text:p>89750723</text:p>
          </table:table-cell>
          <table:table-cell table:formula="of:=([.D69]/([.D69]+[.E69]))*100" office:value-type="float" office:value="0.148234453661489" calcext:value-type="float">
            <text:p>0.148234453661489</text:p>
          </table:table-cell>
          <table:table-cell office:value-type="float" office:value="71893212" calcext:value-type="float">
            <text:p>71893212</text:p>
          </table:table-cell>
          <table:table-cell office:value-type="float" office:value="17990750" calcext:value-type="float">
            <text:p>17990750</text:p>
          </table:table-cell>
          <table:table-cell office:value-type="float" office:value="89883962" calcext:value-type="float">
            <text:p>89883962</text:p>
          </table:table-cell>
          <table:table-cell office:value-type="float" office:value="133239" calcext:value-type="float">
            <text:p>133239</text:p>
          </table:table-cell>
          <table:table-cell office:value-type="float" office:value="79486" calcext:value-type="float">
            <text:p>79486</text:p>
          </table:table-cell>
          <table:table-cell office:value-type="float" office:value="143786424" calcext:value-type="float">
            <text:p>143786424</text:p>
          </table:table-cell>
          <table:table-cell office:value-type="float" office:value="71963000" calcext:value-type="float">
            <text:p>71963000</text:p>
          </table:table-cell>
          <table:table-cell office:value-type="float" office:value="215749424" calcext:value-type="float">
            <text:p>215749424</text:p>
          </table:table-cell>
          <table:table-cell office:value-type="float" office:value="1065912" calcext:value-type="float">
            <text:p>1065912</text:p>
          </table:table-cell>
          <table:table-cell office:value-type="float" office:value="1271776" calcext:value-type="float">
            <text:p>1271776</text:p>
          </table:table-cell>
          <table:table-cell office:value-type="float" office:value="2337688" calcext:value-type="float">
            <text:p>2337688</text:p>
          </table:table-cell>
          <table:table-cell/>
          <table:table-cell office:value-type="float" office:value="16384" calcext:value-type="float">
            <text:p>16384</text:p>
          </table:table-cell>
          <table:table-cell table:style-name="ce1" office:value-type="float" office:value="0.07807288246" calcext:value-type="float">
            <text:p>0.07807288246</text:p>
          </table:table-cell>
          <table:table-cell table:style-name="ce1" office:value-type="float" office:value="0.04123204983" calcext:value-type="float">
            <text:p>0.04123204983</text:p>
          </table:table-cell>
          <table:table-cell table:style-name="ce1" office:value-type="float" office:value="0.02069779701" calcext:value-type="float">
            <text:p>0.02069779701</text:p>
          </table:table-cell>
          <table:table-cell table:style-name="ce1" office:value-type="float" office:value="0.01156491077" calcext:value-type="float">
            <text:p>0.011564910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84241" calcext:value-type="float">
            <text:p>84241</text:p>
          </table:table-cell>
          <table:table-cell office:value-type="float" office:value="89799721" calcext:value-type="float">
            <text:p>89799721</text:p>
          </table:table-cell>
          <table:table-cell table:formula="of:=([.D70]/([.D70]+[.E70]))*100" office:value-type="float" office:value="0.0937219478598418" calcext:value-type="float">
            <text:p>0.093721947859842</text:p>
          </table:table-cell>
          <table:table-cell office:value-type="float" office:value="71893212" calcext:value-type="float">
            <text:p>71893212</text:p>
          </table:table-cell>
          <table:table-cell office:value-type="float" office:value="17990750" calcext:value-type="float">
            <text:p>17990750</text:p>
          </table:table-cell>
          <table:table-cell office:value-type="float" office:value="89883962" calcext:value-type="float">
            <text:p>89883962</text:p>
          </table:table-cell>
          <table:table-cell office:value-type="float" office:value="84241" calcext:value-type="float">
            <text:p>84241</text:p>
          </table:table-cell>
          <table:table-cell office:value-type="float" office:value="48060" calcext:value-type="float">
            <text:p>48060</text:p>
          </table:table-cell>
          <table:table-cell office:value-type="float" office:value="143786424" calcext:value-type="float">
            <text:p>143786424</text:p>
          </table:table-cell>
          <table:table-cell office:value-type="float" office:value="71963000" calcext:value-type="float">
            <text:p>71963000</text:p>
          </table:table-cell>
          <table:table-cell office:value-type="float" office:value="215749424" calcext:value-type="float">
            <text:p>215749424</text:p>
          </table:table-cell>
          <table:table-cell office:value-type="float" office:value="673928" calcext:value-type="float">
            <text:p>673928</text:p>
          </table:table-cell>
          <table:table-cell office:value-type="float" office:value="768960" calcext:value-type="float">
            <text:p>768960</text:p>
          </table:table-cell>
          <table:table-cell office:value-type="float" office:value="1442888" calcext:value-type="float">
            <text:p>14428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60082" calcext:value-type="float">
            <text:p>60082</text:p>
          </table:table-cell>
          <table:table-cell office:value-type="float" office:value="89823880" calcext:value-type="float">
            <text:p>89823880</text:p>
          </table:table-cell>
          <table:table-cell table:formula="of:=([.D71]/([.D71]+[.E71]))*100" office:value-type="float" office:value="0.066843960438682" calcext:value-type="float">
            <text:p>0.066843960438682</text:p>
          </table:table-cell>
          <table:table-cell office:value-type="float" office:value="71893212" calcext:value-type="float">
            <text:p>71893212</text:p>
          </table:table-cell>
          <table:table-cell office:value-type="float" office:value="17990750" calcext:value-type="float">
            <text:p>17990750</text:p>
          </table:table-cell>
          <table:table-cell office:value-type="float" office:value="89883962" calcext:value-type="float">
            <text:p>89883962</text:p>
          </table:table-cell>
          <table:table-cell office:value-type="float" office:value="60082" calcext:value-type="float">
            <text:p>60082</text:p>
          </table:table-cell>
          <table:table-cell office:value-type="float" office:value="32371" calcext:value-type="float">
            <text:p>32371</text:p>
          </table:table-cell>
          <table:table-cell office:value-type="float" office:value="143786424" calcext:value-type="float">
            <text:p>143786424</text:p>
          </table:table-cell>
          <table:table-cell office:value-type="float" office:value="71963000" calcext:value-type="float">
            <text:p>71963000</text:p>
          </table:table-cell>
          <table:table-cell office:value-type="float" office:value="215749424" calcext:value-type="float">
            <text:p>215749424</text:p>
          </table:table-cell>
          <table:table-cell office:value-type="float" office:value="480656" calcext:value-type="float">
            <text:p>480656</text:p>
          </table:table-cell>
          <table:table-cell office:value-type="float" office:value="517936" calcext:value-type="float">
            <text:p>517936</text:p>
          </table:table-cell>
          <table:table-cell office:value-type="float" office:value="998592" calcext:value-type="float">
            <text:p>99859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47612" calcext:value-type="float">
            <text:p>47612</text:p>
          </table:table-cell>
          <table:table-cell office:value-type="float" office:value="89836350" calcext:value-type="float">
            <text:p>89836350</text:p>
          </table:table-cell>
          <table:table-cell table:formula="of:=([.D72]/([.D72]+[.E72]))*100" office:value-type="float" office:value="0.0529705176992532" calcext:value-type="float">
            <text:p>0.052970517699253</text:p>
          </table:table-cell>
          <table:table-cell office:value-type="float" office:value="71893212" calcext:value-type="float">
            <text:p>71893212</text:p>
          </table:table-cell>
          <table:table-cell office:value-type="float" office:value="17990750" calcext:value-type="float">
            <text:p>17990750</text:p>
          </table:table-cell>
          <table:table-cell office:value-type="float" office:value="89883962" calcext:value-type="float">
            <text:p>89883962</text:p>
          </table:table-cell>
          <table:table-cell office:value-type="float" office:value="47612" calcext:value-type="float">
            <text:p>47612</text:p>
          </table:table-cell>
          <table:table-cell office:value-type="float" office:value="24529" calcext:value-type="float">
            <text:p>24529</text:p>
          </table:table-cell>
          <table:table-cell office:value-type="float" office:value="143786424" calcext:value-type="float">
            <text:p>143786424</text:p>
          </table:table-cell>
          <table:table-cell office:value-type="float" office:value="71963000" calcext:value-type="float">
            <text:p>71963000</text:p>
          </table:table-cell>
          <table:table-cell office:value-type="float" office:value="215749424" calcext:value-type="float">
            <text:p>215749424</text:p>
          </table:table-cell>
          <table:table-cell office:value-type="float" office:value="380896" calcext:value-type="float">
            <text:p>380896</text:p>
          </table:table-cell>
          <table:table-cell office:value-type="float" office:value="392464" calcext:value-type="float">
            <text:p>392464</text:p>
          </table:table-cell>
          <table:table-cell office:value-type="float" office:value="773360" calcext:value-type="float">
            <text:p>7733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41551" calcext:value-type="float">
            <text:p>41551</text:p>
          </table:table-cell>
          <table:table-cell office:value-type="float" office:value="89842411" calcext:value-type="float">
            <text:p>89842411</text:p>
          </table:table-cell>
          <table:table-cell table:formula="of:=([.D73]/([.D73]+[.E73]))*100" office:value-type="float" office:value="0.0462273792514843" calcext:value-type="float">
            <text:p>0.046227379251484</text:p>
          </table:table-cell>
          <table:table-cell office:value-type="float" office:value="71893212" calcext:value-type="float">
            <text:p>71893212</text:p>
          </table:table-cell>
          <table:table-cell office:value-type="float" office:value="17990750" calcext:value-type="float">
            <text:p>17990750</text:p>
          </table:table-cell>
          <table:table-cell office:value-type="float" office:value="89883962" calcext:value-type="float">
            <text:p>89883962</text:p>
          </table:table-cell>
          <table:table-cell office:value-type="float" office:value="41551" calcext:value-type="float">
            <text:p>41551</text:p>
          </table:table-cell>
          <table:table-cell office:value-type="float" office:value="20716" calcext:value-type="float">
            <text:p>20716</text:p>
          </table:table-cell>
          <table:table-cell office:value-type="float" office:value="143786424" calcext:value-type="float">
            <text:p>143786424</text:p>
          </table:table-cell>
          <table:table-cell office:value-type="float" office:value="71963000" calcext:value-type="float">
            <text:p>71963000</text:p>
          </table:table-cell>
          <table:table-cell office:value-type="float" office:value="215749424" calcext:value-type="float">
            <text:p>215749424</text:p>
          </table:table-cell>
          <table:table-cell office:value-type="float" office:value="332408" calcext:value-type="float">
            <text:p>332408</text:p>
          </table:table-cell>
          <table:table-cell office:value-type="float" office:value="331456" calcext:value-type="float">
            <text:p>331456</text:p>
          </table:table-cell>
          <table:table-cell office:value-type="float" office:value="663864" calcext:value-type="float">
            <text:p>66386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7061" calcext:value-type="float">
            <text:p>37061</text:p>
          </table:table-cell>
          <table:table-cell office:value-type="float" office:value="89846901" calcext:value-type="float">
            <text:p>89846901</text:p>
          </table:table-cell>
          <table:table-cell table:formula="of:=([.D74]/([.D74]+[.E74]))*100" office:value-type="float" office:value="0.0412320498288671" calcext:value-type="float">
            <text:p>0.041232049828867</text:p>
          </table:table-cell>
          <table:table-cell office:value-type="float" office:value="71893212" calcext:value-type="float">
            <text:p>71893212</text:p>
          </table:table-cell>
          <table:table-cell office:value-type="float" office:value="17990750" calcext:value-type="float">
            <text:p>17990750</text:p>
          </table:table-cell>
          <table:table-cell office:value-type="float" office:value="89883962" calcext:value-type="float">
            <text:p>89883962</text:p>
          </table:table-cell>
          <table:table-cell office:value-type="float" office:value="37061" calcext:value-type="float">
            <text:p>37061</text:p>
          </table:table-cell>
          <table:table-cell office:value-type="float" office:value="18484" calcext:value-type="float">
            <text:p>18484</text:p>
          </table:table-cell>
          <table:table-cell office:value-type="float" office:value="143786424" calcext:value-type="float">
            <text:p>143786424</text:p>
          </table:table-cell>
          <table:table-cell office:value-type="float" office:value="71963000" calcext:value-type="float">
            <text:p>71963000</text:p>
          </table:table-cell>
          <table:table-cell office:value-type="float" office:value="215749424" calcext:value-type="float">
            <text:p>215749424</text:p>
          </table:table-cell>
          <table:table-cell office:value-type="float" office:value="296488" calcext:value-type="float">
            <text:p>296488</text:p>
          </table:table-cell>
          <table:table-cell office:value-type="float" office:value="295744" calcext:value-type="float">
            <text:p>295744</text:p>
          </table:table-cell>
          <table:table-cell office:value-type="float" office:value="592232" calcext:value-type="float">
            <text:p>592232</text:p>
          </table:table-cell>
          <table:table-cell table:number-columns-repeated="8"/>
        </table:table-row>
        <table:table-row table:style-name="ro2">
          <table:table-cell table:number-columns-repeated="25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115887" calcext:value-type="float">
            <text:p>115887</text:p>
          </table:table-cell>
          <table:table-cell office:value-type="float" office:value="89768075" calcext:value-type="float">
            <text:p>89768075</text:p>
          </table:table-cell>
          <table:table-cell table:formula="of:=([.D76]/([.D76]+[.E76]))*100" office:value-type="float" office:value="0.128929563652301" calcext:value-type="float">
            <text:p>0.128929563652301</text:p>
          </table:table-cell>
          <table:table-cell office:value-type="float" office:value="71893212" calcext:value-type="float">
            <text:p>71893212</text:p>
          </table:table-cell>
          <table:table-cell office:value-type="float" office:value="17990750" calcext:value-type="float">
            <text:p>17990750</text:p>
          </table:table-cell>
          <table:table-cell office:value-type="float" office:value="89883962" calcext:value-type="float">
            <text:p>89883962</text:p>
          </table:table-cell>
          <table:table-cell office:value-type="float" office:value="115887" calcext:value-type="float">
            <text:p>115887</text:p>
          </table:table-cell>
          <table:table-cell office:value-type="float" office:value="70996" calcext:value-type="float">
            <text:p>70996</text:p>
          </table:table-cell>
          <table:table-cell office:value-type="float" office:value="143786424" calcext:value-type="float">
            <text:p>143786424</text:p>
          </table:table-cell>
          <table:table-cell office:value-type="float" office:value="71963000" calcext:value-type="float">
            <text:p>71963000</text:p>
          </table:table-cell>
          <table:table-cell office:value-type="float" office:value="215749424" calcext:value-type="float">
            <text:p>215749424</text:p>
          </table:table-cell>
          <table:table-cell office:value-type="float" office:value="927096" calcext:value-type="float">
            <text:p>927096</text:p>
          </table:table-cell>
          <table:table-cell office:value-type="float" office:value="1135936" calcext:value-type="float">
            <text:p>1135936</text:p>
          </table:table-cell>
          <table:table-cell office:value-type="float" office:value="2063032" calcext:value-type="float">
            <text:p>2063032</text:p>
          </table:table-cell>
          <table:table-cell table:number-columns-repeated="6"/>
          <table:table-cell table:style-name="ce4" office:value-type="string" calcext:value-type="string">
            <text:p>Size=2048</text:p>
          </table:table-cell>
          <table:table-cell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67611" calcext:value-type="float">
            <text:p>67611</text:p>
          </table:table-cell>
          <table:table-cell office:value-type="float" office:value="89816351" calcext:value-type="float">
            <text:p>89816351</text:p>
          </table:table-cell>
          <table:table-cell table:formula="of:=([.D77]/([.D77]+[.E77]))*100" office:value-type="float" office:value="0.0752203157221752" calcext:value-type="float">
            <text:p>0.075220315722175</text:p>
          </table:table-cell>
          <table:table-cell office:value-type="float" office:value="71893212" calcext:value-type="float">
            <text:p>71893212</text:p>
          </table:table-cell>
          <table:table-cell office:value-type="float" office:value="17990750" calcext:value-type="float">
            <text:p>17990750</text:p>
          </table:table-cell>
          <table:table-cell office:value-type="float" office:value="89883962" calcext:value-type="float">
            <text:p>89883962</text:p>
          </table:table-cell>
          <table:table-cell office:value-type="float" office:value="67611" calcext:value-type="float">
            <text:p>67611</text:p>
          </table:table-cell>
          <table:table-cell office:value-type="float" office:value="39741" calcext:value-type="float">
            <text:p>39741</text:p>
          </table:table-cell>
          <table:table-cell office:value-type="float" office:value="143786424" calcext:value-type="float">
            <text:p>143786424</text:p>
          </table:table-cell>
          <table:table-cell office:value-type="float" office:value="71963000" calcext:value-type="float">
            <text:p>71963000</text:p>
          </table:table-cell>
          <table:table-cell office:value-type="float" office:value="215749424" calcext:value-type="float">
            <text:p>215749424</text:p>
          </table:table-cell>
          <table:table-cell office:value-type="float" office:value="540888" calcext:value-type="float">
            <text:p>540888</text:p>
          </table:table-cell>
          <table:table-cell office:value-type="float" office:value="635856" calcext:value-type="float">
            <text:p>635856</text:p>
          </table:table-cell>
          <table:table-cell office:value-type="float" office:value="1176744" calcext:value-type="float">
            <text:p>117674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43042" calcext:value-type="float">
            <text:p>43042</text:p>
          </table:table-cell>
          <table:table-cell office:value-type="float" office:value="89840920" calcext:value-type="float">
            <text:p>89840920</text:p>
          </table:table-cell>
          <table:table-cell table:formula="of:=([.D78]/([.D78]+[.E78]))*100" office:value-type="float" office:value="0.0478861846343623" calcext:value-type="float">
            <text:p>0.047886184634362</text:p>
          </table:table-cell>
          <table:table-cell office:value-type="float" office:value="71893212" calcext:value-type="float">
            <text:p>71893212</text:p>
          </table:table-cell>
          <table:table-cell office:value-type="float" office:value="17990750" calcext:value-type="float">
            <text:p>17990750</text:p>
          </table:table-cell>
          <table:table-cell office:value-type="float" office:value="89883962" calcext:value-type="float">
            <text:p>89883962</text:p>
          </table:table-cell>
          <table:table-cell office:value-type="float" office:value="43042" calcext:value-type="float">
            <text:p>43042</text:p>
          </table:table-cell>
          <table:table-cell office:value-type="float" office:value="24088" calcext:value-type="float">
            <text:p>24088</text:p>
          </table:table-cell>
          <table:table-cell office:value-type="float" office:value="143786424" calcext:value-type="float">
            <text:p>143786424</text:p>
          </table:table-cell>
          <table:table-cell office:value-type="float" office:value="71963000" calcext:value-type="float">
            <text:p>71963000</text:p>
          </table:table-cell>
          <table:table-cell office:value-type="float" office:value="215749424" calcext:value-type="float">
            <text:p>215749424</text:p>
          </table:table-cell>
          <table:table-cell office:value-type="float" office:value="344336" calcext:value-type="float">
            <text:p>344336</text:p>
          </table:table-cell>
          <table:table-cell office:value-type="float" office:value="385408" calcext:value-type="float">
            <text:p>385408</text:p>
          </table:table-cell>
          <table:table-cell office:value-type="float" office:value="729744" calcext:value-type="float">
            <text:p>72974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1174" calcext:value-type="float">
            <text:p>31174</text:p>
          </table:table-cell>
          <table:table-cell office:value-type="float" office:value="89852788" calcext:value-type="float">
            <text:p>89852788</text:p>
          </table:table-cell>
          <table:table-cell table:formula="of:=([.D79]/([.D79]+[.E79]))*100" office:value-type="float" office:value="0.0346824943030437" calcext:value-type="float">
            <text:p>0.034682494303044</text:p>
          </table:table-cell>
          <table:table-cell office:value-type="float" office:value="71893212" calcext:value-type="float">
            <text:p>71893212</text:p>
          </table:table-cell>
          <table:table-cell office:value-type="float" office:value="17990750" calcext:value-type="float">
            <text:p>17990750</text:p>
          </table:table-cell>
          <table:table-cell office:value-type="float" office:value="89883962" calcext:value-type="float">
            <text:p>89883962</text:p>
          </table:table-cell>
          <table:table-cell office:value-type="float" office:value="31174" calcext:value-type="float">
            <text:p>31174</text:p>
          </table:table-cell>
          <table:table-cell office:value-type="float" office:value="16303" calcext:value-type="float">
            <text:p>16303</text:p>
          </table:table-cell>
          <table:table-cell office:value-type="float" office:value="143786424" calcext:value-type="float">
            <text:p>143786424</text:p>
          </table:table-cell>
          <table:table-cell office:value-type="float" office:value="71963000" calcext:value-type="float">
            <text:p>71963000</text:p>
          </table:table-cell>
          <table:table-cell office:value-type="float" office:value="215749424" calcext:value-type="float">
            <text:p>215749424</text:p>
          </table:table-cell>
          <table:table-cell office:value-type="float" office:value="249392" calcext:value-type="float">
            <text:p>249392</text:p>
          </table:table-cell>
          <table:table-cell office:value-type="float" office:value="260848" calcext:value-type="float">
            <text:p>260848</text:p>
          </table:table-cell>
          <table:table-cell office:value-type="float" office:value="510240" calcext:value-type="float">
            <text:p>510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office:value-type="float" office:value="16701" calcext:value-type="float">
            <text:p>16701</text:p>
          </table:table-cell>
          <table:table-cell office:value-type="float" office:value="89867261" calcext:value-type="float">
            <text:p>89867261</text:p>
          </table:table-cell>
          <table:table-cell table:formula="of:=([.D80]/([.D80]+[.E80]))*100" office:value-type="float" office:value="0.0185806228701846" calcext:value-type="float">
            <text:p>0.018580622870185</text:p>
          </table:table-cell>
          <table:table-cell office:value-type="float" office:value="71893212" calcext:value-type="float">
            <text:p>71893212</text:p>
          </table:table-cell>
          <table:table-cell office:value-type="float" office:value="17990750" calcext:value-type="float">
            <text:p>17990750</text:p>
          </table:table-cell>
          <table:table-cell office:value-type="float" office:value="89883962" calcext:value-type="float">
            <text:p>89883962</text:p>
          </table:table-cell>
          <table:table-cell office:value-type="float" office:value="16701" calcext:value-type="float">
            <text:p>16701</text:p>
          </table:table-cell>
          <table:table-cell office:value-type="float" office:value="6261" calcext:value-type="float">
            <text:p>6261</text:p>
          </table:table-cell>
          <table:table-cell office:value-type="float" office:value="143786424" calcext:value-type="float">
            <text:p>143786424</text:p>
          </table:table-cell>
          <table:table-cell office:value-type="float" office:value="71963000" calcext:value-type="float">
            <text:p>71963000</text:p>
          </table:table-cell>
          <table:table-cell office:value-type="float" office:value="215749424" calcext:value-type="float">
            <text:p>215749424</text:p>
          </table:table-cell>
          <table:table-cell office:value-type="float" office:value="133608" calcext:value-type="float">
            <text:p>133608</text:p>
          </table:table-cell>
          <table:table-cell office:value-type="float" office:value="100176" calcext:value-type="float">
            <text:p>100176</text:p>
          </table:table-cell>
          <table:table-cell office:value-type="float" office:value="233784" calcext:value-type="float">
            <text:p>23378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 office:value-type="float" office:value="18604" calcext:value-type="float">
            <text:p>18604</text:p>
          </table:table-cell>
          <table:table-cell office:value-type="float" office:value="89865358" calcext:value-type="float">
            <text:p>89865358</text:p>
          </table:table-cell>
          <table:table-cell table:formula="of:=([.D81]/([.D81]+[.E81]))*100" office:value-type="float" office:value="0.0206977970107726" calcext:value-type="float">
            <text:p>0.020697797010773</text:p>
          </table:table-cell>
          <table:table-cell office:value-type="float" office:value="71893212" calcext:value-type="float">
            <text:p>71893212</text:p>
          </table:table-cell>
          <table:table-cell office:value-type="float" office:value="17990750" calcext:value-type="float">
            <text:p>17990750</text:p>
          </table:table-cell>
          <table:table-cell office:value-type="float" office:value="89883962" calcext:value-type="float">
            <text:p>89883962</text:p>
          </table:table-cell>
          <table:table-cell office:value-type="float" office:value="18604" calcext:value-type="float">
            <text:p>18604</text:p>
          </table:table-cell>
          <table:table-cell office:value-type="float" office:value="8261" calcext:value-type="float">
            <text:p>8261</text:p>
          </table:table-cell>
          <table:table-cell office:value-type="float" office:value="143786424" calcext:value-type="float">
            <text:p>143786424</text:p>
          </table:table-cell>
          <table:table-cell office:value-type="float" office:value="71963000" calcext:value-type="float">
            <text:p>71963000</text:p>
          </table:table-cell>
          <table:table-cell office:value-type="float" office:value="215749424" calcext:value-type="float">
            <text:p>215749424</text:p>
          </table:table-cell>
          <table:table-cell office:value-type="float" office:value="148832" calcext:value-type="float">
            <text:p>148832</text:p>
          </table:table-cell>
          <table:table-cell office:value-type="float" office:value="132176" calcext:value-type="float">
            <text:p>132176</text:p>
          </table:table-cell>
          <table:table-cell office:value-type="float" office:value="281008" calcext:value-type="float">
            <text:p>281008</text:p>
          </table:table-cell>
          <table:table-cell table:number-columns-repeated="8"/>
        </table:table-row>
        <table:table-row table:style-name="ro2">
          <table:table-cell table:number-columns-repeated="25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107425" calcext:value-type="float">
            <text:p>107425</text:p>
          </table:table-cell>
          <table:table-cell office:value-type="float" office:value="89776537" calcext:value-type="float">
            <text:p>89776537</text:p>
          </table:table-cell>
          <table:table-cell table:formula="of:=([.D83]/([.D83]+[.E83]))*100" office:value-type="float" office:value="0.11951520339079" calcext:value-type="float">
            <text:p>0.11951520339079</text:p>
          </table:table-cell>
          <table:table-cell office:value-type="float" office:value="71893212" calcext:value-type="float">
            <text:p>71893212</text:p>
          </table:table-cell>
          <table:table-cell office:value-type="float" office:value="17990750" calcext:value-type="float">
            <text:p>17990750</text:p>
          </table:table-cell>
          <table:table-cell office:value-type="float" office:value="89883962" calcext:value-type="float">
            <text:p>89883962</text:p>
          </table:table-cell>
          <table:table-cell office:value-type="float" office:value="107425" calcext:value-type="float">
            <text:p>107425</text:p>
          </table:table-cell>
          <table:table-cell office:value-type="float" office:value="66781" calcext:value-type="float">
            <text:p>66781</text:p>
          </table:table-cell>
          <table:table-cell office:value-type="float" office:value="143786424" calcext:value-type="float">
            <text:p>143786424</text:p>
          </table:table-cell>
          <table:table-cell office:value-type="float" office:value="71963000" calcext:value-type="float">
            <text:p>71963000</text:p>
          </table:table-cell>
          <table:table-cell office:value-type="float" office:value="215749424" calcext:value-type="float">
            <text:p>215749424</text:p>
          </table:table-cell>
          <table:table-cell office:value-type="float" office:value="859400" calcext:value-type="float">
            <text:p>859400</text:p>
          </table:table-cell>
          <table:table-cell office:value-type="float" office:value="1068496" calcext:value-type="float">
            <text:p>1068496</text:p>
          </table:table-cell>
          <table:table-cell office:value-type="float" office:value="1927896" calcext:value-type="float">
            <text:p>192789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8941" calcext:value-type="float">
            <text:p>58941</text:p>
          </table:table-cell>
          <table:table-cell office:value-type="float" office:value="89825021" calcext:value-type="float">
            <text:p>89825021</text:p>
          </table:table-cell>
          <table:table-cell table:formula="of:=([.D84]/([.D84]+[.E84]))*100" office:value-type="float" office:value="0.0655745459907519" calcext:value-type="float">
            <text:p>0.065574545990752</text:p>
          </table:table-cell>
          <table:table-cell office:value-type="float" office:value="71893212" calcext:value-type="float">
            <text:p>71893212</text:p>
          </table:table-cell>
          <table:table-cell office:value-type="float" office:value="17990750" calcext:value-type="float">
            <text:p>17990750</text:p>
          </table:table-cell>
          <table:table-cell office:value-type="float" office:value="89883962" calcext:value-type="float">
            <text:p>89883962</text:p>
          </table:table-cell>
          <table:table-cell office:value-type="float" office:value="58941" calcext:value-type="float">
            <text:p>58941</text:p>
          </table:table-cell>
          <table:table-cell office:value-type="float" office:value="35576" calcext:value-type="float">
            <text:p>35576</text:p>
          </table:table-cell>
          <table:table-cell office:value-type="float" office:value="143786424" calcext:value-type="float">
            <text:p>143786424</text:p>
          </table:table-cell>
          <table:table-cell office:value-type="float" office:value="71963000" calcext:value-type="float">
            <text:p>71963000</text:p>
          </table:table-cell>
          <table:table-cell office:value-type="float" office:value="215749424" calcext:value-type="float">
            <text:p>215749424</text:p>
          </table:table-cell>
          <table:table-cell office:value-type="float" office:value="471528" calcext:value-type="float">
            <text:p>471528</text:p>
          </table:table-cell>
          <table:table-cell office:value-type="float" office:value="569216" calcext:value-type="float">
            <text:p>569216</text:p>
          </table:table-cell>
          <table:table-cell office:value-type="float" office:value="1040744" calcext:value-type="float">
            <text:p>104074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34799" calcext:value-type="float">
            <text:p>34799</text:p>
          </table:table-cell>
          <table:table-cell office:value-type="float" office:value="89849163" calcext:value-type="float">
            <text:p>89849163</text:p>
          </table:table-cell>
          <table:table-cell table:formula="of:=([.D85]/([.D85]+[.E85]))*100" office:value-type="float" office:value="0.0387154718435754" calcext:value-type="float">
            <text:p>0.038715471843575</text:p>
          </table:table-cell>
          <table:table-cell office:value-type="float" office:value="71893212" calcext:value-type="float">
            <text:p>71893212</text:p>
          </table:table-cell>
          <table:table-cell office:value-type="float" office:value="17990750" calcext:value-type="float">
            <text:p>17990750</text:p>
          </table:table-cell>
          <table:table-cell office:value-type="float" office:value="89883962" calcext:value-type="float">
            <text:p>89883962</text:p>
          </table:table-cell>
          <table:table-cell office:value-type="float" office:value="34799" calcext:value-type="float">
            <text:p>34799</text:p>
          </table:table-cell>
          <table:table-cell office:value-type="float" office:value="19963" calcext:value-type="float">
            <text:p>19963</text:p>
          </table:table-cell>
          <table:table-cell office:value-type="float" office:value="143786424" calcext:value-type="float">
            <text:p>143786424</text:p>
          </table:table-cell>
          <table:table-cell office:value-type="float" office:value="71963000" calcext:value-type="float">
            <text:p>71963000</text:p>
          </table:table-cell>
          <table:table-cell office:value-type="float" office:value="215749424" calcext:value-type="float">
            <text:p>215749424</text:p>
          </table:table-cell>
          <table:table-cell office:value-type="float" office:value="278392" calcext:value-type="float">
            <text:p>278392</text:p>
          </table:table-cell>
          <table:table-cell office:value-type="float" office:value="319408" calcext:value-type="float">
            <text:p>319408</text:p>
          </table:table-cell>
          <table:table-cell office:value-type="float" office:value="597800" calcext:value-type="float">
            <text:p>5978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18635" calcext:value-type="float">
            <text:p>18635</text:p>
          </table:table-cell>
          <table:table-cell office:value-type="float" office:value="89865327" calcext:value-type="float">
            <text:p>89865327</text:p>
          </table:table-cell>
          <table:table-cell table:formula="of:=([.D86]/([.D86]+[.E86]))*100" office:value-type="float" office:value="0.0207322859221537" calcext:value-type="float">
            <text:p>0.020732285922154</text:p>
          </table:table-cell>
          <table:table-cell office:value-type="float" office:value="71893212" calcext:value-type="float">
            <text:p>71893212</text:p>
          </table:table-cell>
          <table:table-cell office:value-type="float" office:value="17990750" calcext:value-type="float">
            <text:p>17990750</text:p>
          </table:table-cell>
          <table:table-cell office:value-type="float" office:value="89883962" calcext:value-type="float">
            <text:p>89883962</text:p>
          </table:table-cell>
          <table:table-cell office:value-type="float" office:value="18635" calcext:value-type="float">
            <text:p>18635</text:p>
          </table:table-cell>
          <table:table-cell office:value-type="float" office:value="8110" calcext:value-type="float">
            <text:p>8110</text:p>
          </table:table-cell>
          <table:table-cell office:value-type="float" office:value="143786424" calcext:value-type="float">
            <text:p>143786424</text:p>
          </table:table-cell>
          <table:table-cell office:value-type="float" office:value="71963000" calcext:value-type="float">
            <text:p>71963000</text:p>
          </table:table-cell>
          <table:table-cell office:value-type="float" office:value="215749424" calcext:value-type="float">
            <text:p>215749424</text:p>
          </table:table-cell>
          <table:table-cell office:value-type="float" office:value="149080" calcext:value-type="float">
            <text:p>149080</text:p>
          </table:table-cell>
          <table:table-cell office:value-type="float" office:value="129760" calcext:value-type="float">
            <text:p>129760</text:p>
          </table:table-cell>
          <table:table-cell office:value-type="float" office:value="278840" calcext:value-type="float">
            <text:p>2788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8833" calcext:value-type="float">
            <text:p>8833</text:p>
          </table:table-cell>
          <table:table-cell office:value-type="float" office:value="89875129" calcext:value-type="float">
            <text:p>89875129</text:p>
          </table:table-cell>
          <table:table-cell table:formula="of:=([.D87]/([.D87]+[.E87]))*100" office:value-type="float" office:value="0.00982711465255615" calcext:value-type="float">
            <text:p>0.009827114652556</text:p>
          </table:table-cell>
          <table:table-cell office:value-type="float" office:value="71893212" calcext:value-type="float">
            <text:p>71893212</text:p>
          </table:table-cell>
          <table:table-cell office:value-type="float" office:value="17990750" calcext:value-type="float">
            <text:p>17990750</text:p>
          </table:table-cell>
          <table:table-cell office:value-type="float" office:value="89883962" calcext:value-type="float">
            <text:p>89883962</text:p>
          </table:table-cell>
          <table:table-cell office:value-type="float" office:value="8833" calcext:value-type="float">
            <text:p>8833</text:p>
          </table:table-cell>
          <table:table-cell office:value-type="float" office:value="1244" calcext:value-type="float">
            <text:p>1244</text:p>
          </table:table-cell>
          <table:table-cell office:value-type="float" office:value="143786424" calcext:value-type="float">
            <text:p>143786424</text:p>
          </table:table-cell>
          <table:table-cell office:value-type="float" office:value="71963000" calcext:value-type="float">
            <text:p>71963000</text:p>
          </table:table-cell>
          <table:table-cell office:value-type="float" office:value="215749424" calcext:value-type="float">
            <text:p>215749424</text:p>
          </table:table-cell>
          <table:table-cell office:value-type="float" office:value="70664" calcext:value-type="float">
            <text:p>70664</text:p>
          </table:table-cell>
          <table:table-cell office:value-type="float" office:value="19904" calcext:value-type="float">
            <text:p>19904</text:p>
          </table:table-cell>
          <table:table-cell office:value-type="float" office:value="90568" calcext:value-type="float">
            <text:p>9056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0395" calcext:value-type="float">
            <text:p>10395</text:p>
          </table:table-cell>
          <table:table-cell office:value-type="float" office:value="89873567" calcext:value-type="float">
            <text:p>89873567</text:p>
          </table:table-cell>
          <table:table-cell table:formula="of:=([.D88]/([.D88]+[.E88]))*100" office:value-type="float" office:value="0.0115649107679521" calcext:value-type="float">
            <text:p>0.011564910767952</text:p>
          </table:table-cell>
          <table:table-cell office:value-type="float" office:value="71893212" calcext:value-type="float">
            <text:p>71893212</text:p>
          </table:table-cell>
          <table:table-cell office:value-type="float" office:value="17990750" calcext:value-type="float">
            <text:p>17990750</text:p>
          </table:table-cell>
          <table:table-cell office:value-type="float" office:value="89883962" calcext:value-type="float">
            <text:p>89883962</text:p>
          </table:table-cell>
          <table:table-cell office:value-type="float" office:value="10395" calcext:value-type="float">
            <text:p>10395</text:p>
          </table:table-cell>
          <table:table-cell office:value-type="float" office:value="6196" calcext:value-type="float">
            <text:p>6196</text:p>
          </table:table-cell>
          <table:table-cell office:value-type="float" office:value="143786424" calcext:value-type="float">
            <text:p>143786424</text:p>
          </table:table-cell>
          <table:table-cell office:value-type="float" office:value="71963000" calcext:value-type="float">
            <text:p>71963000</text:p>
          </table:table-cell>
          <table:table-cell office:value-type="float" office:value="215749424" calcext:value-type="float">
            <text:p>215749424</text:p>
          </table:table-cell>
          <table:table-cell office:value-type="float" office:value="83160" calcext:value-type="float">
            <text:p>83160</text:p>
          </table:table-cell>
          <table:table-cell office:value-type="float" office:value="99136" calcext:value-type="float">
            <text:p>99136</text:p>
          </table:table-cell>
          <table:table-cell office:value-type="float" office:value="182296" calcext:value-type="float">
            <text:p>182296</text:p>
          </table:table-cell>
          <table:table-cell table:number-columns-repeated="8"/>
        </table:table-row>
        <table:table-row table:style-name="ro2" table:number-rows-repeated="4">
          <table:table-cell table:number-columns-repeated="25"/>
        </table:table-row>
        <table:table-row table:style-name="ro2">
          <table:table-cell table:number-columns-repeated="17"/>
          <table:table-cell table:style-name="ce1" office:value-type="float" office:value="0.2112857907" calcext:value-type="float">
            <text:p>0.2112857907</text:p>
          </table:table-cell>
          <table:table-cell table:style-name="ce1" office:value-type="float" office:value="0.1446207509" calcext:value-type="float">
            <text:p>0.1446207509</text:p>
          </table:table-cell>
          <table:table-cell table:style-name="ce1" office:value-type="float" office:value="0.1139583837" calcext:value-type="float">
            <text:p>0.1139583837</text:p>
          </table:table-cell>
          <table:table-cell table:style-name="ce1" office:value-type="float" office:value="0.09714074678" calcext:value-type="float">
            <text:p>0.09714074678</text:p>
          </table:table-cell>
          <table:table-cell table:style-name="ce1" office:value-type="float" office:value="0.08642826718" calcext:value-type="float">
            <text:p>0.08642826718</text:p>
          </table:table-cell>
          <table:table-cell table:style-name="ce1" office:value-type="float" office:value="0.07887080176" calcext:value-type="float">
            <text:p>0.07887080176</text:p>
          </table:table-cell>
          <table:table-cell table:number-columns-repeated="2"/>
        </table:table-row>
        <table:table-row table:style-name="ro2">
          <table:table-cell table:number-columns-repeated="17"/>
          <table:table-cell table:style-name="ce1" office:value-type="float" office:value="0.1938400175" calcext:value-type="float">
            <text:p>0.1938400175</text:p>
          </table:table-cell>
          <table:table-cell table:style-name="ce1" office:value-type="float" office:value="0.1239304692" calcext:value-type="float">
            <text:p>0.1239304692</text:p>
          </table:table-cell>
          <table:table-cell table:style-name="ce1" office:value-type="float" office:value="0.1032575494" calcext:value-type="float">
            <text:p>0.1032575494</text:p>
          </table:table-cell>
          <table:table-cell table:style-name="ce1" office:value-type="float" office:value="0.0843859446" calcext:value-type="float">
            <text:p>0.0843859446</text:p>
          </table:table-cell>
          <table:table-cell table:style-name="ce1" office:value-type="float" office:value="0.06709126234" calcext:value-type="float">
            <text:p>0.06709126234</text:p>
          </table:table-cell>
          <table:table-cell table:style-name="ce1" office:value-type="float" office:value="0.07956871373" calcext:value-type="float">
            <text:p>0.07956871373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2">
          <table:table-cell table:number-columns-repeated="17"/>
          <table:table-cell table:style-name="ce1" office:value-type="float" office:value="0.1887032973" calcext:value-type="float">
            <text:p>0.1887032973</text:p>
          </table:table-cell>
          <table:table-cell table:style-name="ce1" office:value-type="float" office:value="0.1314372413" calcext:value-type="float">
            <text:p>0.1314372413</text:p>
          </table:table-cell>
          <table:table-cell table:style-name="ce1" office:value-type="float" office:value="0.1035690883" calcext:value-type="float">
            <text:p>0.1035690883</text:p>
          </table:table-cell>
          <table:table-cell table:style-name="ce1" office:value-type="float" office:value="0.0906880362" calcext:value-type="float">
            <text:p>0.0906880362</text:p>
          </table:table-cell>
          <table:table-cell table:style-name="ce1" office:value-type="float" office:value="0.08274334859" calcext:value-type="float">
            <text:p>0.08274334859</text:p>
          </table:table-cell>
          <table:table-cell table:style-name="ce1" office:value-type="float" office:value="0.07807288246" calcext:value-type="float">
            <text:p>0.07807288246</text:p>
          </table:table-cell>
          <table:table-cell table:number-columns-repeated="2"/>
        </table:table-row>
        <table:table-row table:style-name="ro2">
          <table:table-cell table:number-columns-repeated="17"/>
          <table:table-cell table:style-name="ce3" table:number-columns-repeated="6"/>
          <table:table-cell table:number-columns-repeated="2"/>
        </table:table-row>
        <table:table-row table:style-name="ro2" table:number-rows-repeated="13">
          <table:table-cell table:number-columns-repeated="25"/>
        </table:table-row>
        <table:table-row table:style-name="ro2">
          <table:table-cell table:number-columns-repeated="17"/>
          <table:table-cell table:style-name="ce1" office:value-type="float" office:value="0.164475032" calcext:value-type="float">
            <text:p>0.164475032</text:p>
          </table:table-cell>
          <table:table-cell table:style-name="ce1" office:value-type="float" office:value="0.1039652291" calcext:value-type="float">
            <text:p>0.1039652291</text:p>
          </table:table-cell>
          <table:table-cell table:style-name="ce1" office:value-type="float" office:value="0.07330741457" calcext:value-type="float">
            <text:p>0.07330741457</text:p>
          </table:table-cell>
          <table:table-cell table:style-name="ce1" office:value-type="float" office:value="0.07017061115" calcext:value-type="float">
            <text:p>0.07017061115</text:p>
          </table:table-cell>
          <table:table-cell table:style-name="ce1" office:value-type="float" office:value="0.04414743504" calcext:value-type="float">
            <text:p>0.04414743504</text:p>
          </table:table-cell>
          <table:table-cell table:style-name="ce1" office:value-type="float" office:value="0.003104934588" calcext:value-type="float">
            <text:p>0.003104934588</text:p>
          </table:table-cell>
          <table:table-cell table:number-columns-repeated="2"/>
        </table:table-row>
        <table:table-row table:style-name="ro2">
          <table:table-cell table:number-columns-repeated="17"/>
          <table:table-cell table:style-name="ce1" office:value-type="float" office:value="0.1485909857" calcext:value-type="float">
            <text:p>0.1485909857</text:p>
          </table:table-cell>
          <table:table-cell table:style-name="ce1" office:value-type="float" office:value="0.09264523102" calcext:value-type="float">
            <text:p>0.09264523102</text:p>
          </table:table-cell>
          <table:table-cell table:style-name="ce1" office:value-type="float" office:value="0.067319772" calcext:value-type="float">
            <text:p>0.067319772</text:p>
          </table:table-cell>
          <table:table-cell table:style-name="ce1" office:value-type="float" office:value="0.06121382895" calcext:value-type="float">
            <text:p>0.06121382895</text:p>
          </table:table-cell>
          <table:table-cell table:style-name="ce1" office:value-type="float" office:value="0.03499491772" calcext:value-type="float">
            <text:p>0.03499491772</text:p>
          </table:table-cell>
          <table:table-cell table:style-name="ce1" office:value-type="float" office:value="0.04266131419" calcext:value-type="float">
            <text:p>0.04266131419</text:p>
          </table:table-cell>
          <table:table-cell table:number-columns-repeated="2"/>
        </table:table-row>
        <table:table-row table:style-name="ro2">
          <table:table-cell table:number-columns-repeated="17"/>
          <table:table-cell table:style-name="ce1" office:value-type="float" office:value="0.1482344537" calcext:value-type="float">
            <text:p>0.1482344537</text:p>
          </table:table-cell>
          <table:table-cell table:style-name="ce1" office:value-type="float" office:value="0.09372194786" calcext:value-type="float">
            <text:p>0.09372194786</text:p>
          </table:table-cell>
          <table:table-cell table:style-name="ce1" office:value-type="float" office:value="0.06684396044" calcext:value-type="float">
            <text:p>0.06684396044</text:p>
          </table:table-cell>
          <table:table-cell table:style-name="ce1" office:value-type="float" office:value="0.0529705177" calcext:value-type="float">
            <text:p>0.0529705177</text:p>
          </table:table-cell>
          <table:table-cell table:style-name="ce1" office:value-type="float" office:value="0.04622737925" calcext:value-type="float">
            <text:p>0.04622737925</text:p>
          </table:table-cell>
          <table:table-cell table:style-name="ce1" office:value-type="float" office:value="0.04123204983" calcext:value-type="float">
            <text:p>0.04123204983</text:p>
          </table:table-cell>
          <table:table-cell table:number-columns-repeated="2"/>
        </table:table-row>
        <table:table-row table:style-name="ro2">
          <table:table-cell table:number-columns-repeated="17"/>
          <table:table-cell table:style-name="ce3" table:number-columns-repeated="6"/>
          <table:table-cell table:number-columns-repeated="2"/>
        </table:table-row>
        <table:table-row table:style-name="ro2" table:number-rows-repeated="14">
          <table:table-cell table:number-columns-repeated="25"/>
        </table:table-row>
        <table:table-row table:style-name="ro2">
          <table:table-cell table:number-columns-repeated="17"/>
          <table:table-cell table:style-name="ce1" office:value-type="float" office:value="0.1430455202" calcext:value-type="float">
            <text:p>0.1430455202</text:p>
          </table:table-cell>
          <table:table-cell table:style-name="ce1" office:value-type="float" office:value="0.08359649399" calcext:value-type="float">
            <text:p>0.08359649399</text:p>
          </table:table-cell>
          <table:table-cell table:style-name="ce1" office:value-type="float" office:value="0.05582508492" calcext:value-type="float">
            <text:p>0.05582508492</text:p>
          </table:table-cell>
          <table:table-cell table:style-name="ce1" office:value-type="float" office:value="0.02873657935" calcext:value-type="float">
            <text:p>0.02873657935</text:p>
          </table:table-cell>
          <table:table-cell table:style-name="ce1" office:value-type="float" office:value="0.005681757134" calcext:value-type="float">
            <text:p>0.005681757134</text:p>
          </table:table-cell>
          <table:table-cell table:style-name="ce1" office:value-type="float" office:value="0.002749824767" calcext:value-type="float">
            <text:p>0.002749824767</text:p>
          </table:table-cell>
          <table:table-cell table:number-columns-repeated="2"/>
        </table:table-row>
        <table:table-row table:style-name="ro2">
          <table:table-cell table:number-columns-repeated="17"/>
          <table:table-cell table:style-name="ce1" office:value-type="float" office:value="0.1311089667" calcext:value-type="float">
            <text:p>0.1311089667</text:p>
          </table:table-cell>
          <table:table-cell table:style-name="ce1" office:value-type="float" office:value="0.07558523436" calcext:value-type="float">
            <text:p>0.07558523436</text:p>
          </table:table-cell>
          <table:table-cell table:style-name="ce1" office:value-type="float" office:value="0.05056033762" calcext:value-type="float">
            <text:p>0.05056033762</text:p>
          </table:table-cell>
          <table:table-cell table:style-name="ce1" office:value-type="float" office:value="0.03745294065" calcext:value-type="float">
            <text:p>0.03745294065</text:p>
          </table:table-cell>
          <table:table-cell table:style-name="ce1" office:value-type="float" office:value="0.02065850928" calcext:value-type="float">
            <text:p>0.02065850928</text:p>
          </table:table-cell>
          <table:table-cell table:style-name="ce1" office:value-type="float" office:value="0.0227871489" calcext:value-type="float">
            <text:p>0.0227871489</text:p>
          </table:table-cell>
          <table:table-cell table:number-columns-repeated="2"/>
        </table:table-row>
        <table:table-row table:style-name="ro2">
          <table:table-cell table:number-columns-repeated="17"/>
          <table:table-cell table:style-name="ce1" office:value-type="float" office:value="0.1289295637" calcext:value-type="float">
            <text:p>0.1289295637</text:p>
          </table:table-cell>
          <table:table-cell table:style-name="ce1" office:value-type="float" office:value="0.07522031572" calcext:value-type="float">
            <text:p>0.07522031572</text:p>
          </table:table-cell>
          <table:table-cell table:style-name="ce1" office:value-type="float" office:value="0.04788618463" calcext:value-type="float">
            <text:p>0.04788618463</text:p>
          </table:table-cell>
          <table:table-cell table:style-name="ce1" office:value-type="float" office:value="0.0346824943" calcext:value-type="float">
            <text:p>0.0346824943</text:p>
          </table:table-cell>
          <table:table-cell table:style-name="ce1" office:value-type="float" office:value="0.01858062287" calcext:value-type="float">
            <text:p>0.01858062287</text:p>
          </table:table-cell>
          <table:table-cell table:style-name="ce1" office:value-type="float" office:value="0.02069779701" calcext:value-type="float">
            <text:p>0.02069779701</text:p>
          </table:table-cell>
          <table:table-cell table:number-columns-repeated="2"/>
        </table:table-row>
        <table:table-row table:style-name="ro2">
          <table:table-cell table:number-columns-repeated="17"/>
          <table:table-cell table:style-name="ce3" table:number-columns-repeated="6"/>
          <table:table-cell table:number-columns-repeated="2"/>
        </table:table-row>
        <table:table-row table:style-name="ro2" table:number-rows-repeated="15">
          <table:table-cell table:number-columns-repeated="25"/>
        </table:table-row>
        <table:table-row table:style-name="ro2">
          <table:table-cell table:number-columns-repeated="17"/>
          <table:table-cell table:style-name="ce1" office:value-type="float" office:value="0.132296619" calcext:value-type="float">
            <text:p>0.132296619</text:p>
          </table:table-cell>
          <table:table-cell table:style-name="ce1" office:value-type="float" office:value="0.07094456845" calcext:value-type="float">
            <text:p>0.07094456845</text:p>
          </table:table-cell>
          <table:table-cell table:style-name="ce1" office:value-type="float" office:value="0.02842699643" calcext:value-type="float">
            <text:p>0.02842699643</text:p>
          </table:table-cell>
          <table:table-cell table:style-name="ce1" office:value-type="float" office:value="0.0108490603" calcext:value-type="float">
            <text:p>0.0108490603</text:p>
          </table:table-cell>
          <table:table-cell table:style-name="ce1" office:value-type="float" office:value="0.005363068834" calcext:value-type="float">
            <text:p>0.005363068834</text:p>
          </table:table-cell>
          <table:table-cell table:style-name="ce1" office:value-type="float" office:value="0.002749824767" calcext:value-type="float">
            <text:p>0.002749824767</text:p>
          </table:table-cell>
          <table:table-cell table:number-columns-repeated="2"/>
        </table:table-row>
        <table:table-row table:style-name="ro2">
          <table:table-cell table:number-columns-repeated="17"/>
          <table:table-cell table:style-name="ce1" office:value-type="float" office:value="0.121793595" calcext:value-type="float">
            <text:p>0.121793595</text:p>
          </table:table-cell>
          <table:table-cell table:style-name="ce1" office:value-type="float" office:value="0.06622663116" calcext:value-type="float">
            <text:p>0.06622663116</text:p>
          </table:table-cell>
          <table:table-cell table:style-name="ce1" office:value-type="float" office:value="0.03912250228" calcext:value-type="float">
            <text:p>0.03912250228</text:p>
          </table:table-cell>
          <table:table-cell table:style-name="ce1" office:value-type="float" office:value="0.02567131149" calcext:value-type="float">
            <text:p>0.02567131149</text:p>
          </table:table-cell>
          <table:table-cell table:style-name="ce1" office:value-type="float" office:value="0.01281918658" calcext:value-type="float">
            <text:p>0.01281918658</text:p>
          </table:table-cell>
          <table:table-cell table:style-name="ce1" office:value-type="float" office:value="0.0227871489" calcext:value-type="float">
            <text:p>0.0227871489</text:p>
          </table:table-cell>
          <table:table-cell table:number-columns-repeated="2"/>
        </table:table-row>
        <table:table-row table:style-name="ro2">
          <table:table-cell table:number-columns-repeated="17"/>
          <table:table-cell table:style-name="ce1" office:value-type="float" office:value="0.1195152034" calcext:value-type="float">
            <text:p>0.1195152034</text:p>
          </table:table-cell>
          <table:table-cell table:style-name="ce1" office:value-type="float" office:value="0.06557454599" calcext:value-type="float">
            <text:p>0.06557454599</text:p>
          </table:table-cell>
          <table:table-cell table:style-name="ce1" office:value-type="float" office:value="0.03871547184" calcext:value-type="float">
            <text:p>0.03871547184</text:p>
          </table:table-cell>
          <table:table-cell table:style-name="ce1" office:value-type="float" office:value="0.02073228592" calcext:value-type="float">
            <text:p>0.02073228592</text:p>
          </table:table-cell>
          <table:table-cell table:style-name="ce1" office:value-type="float" office:value="0.009827114653" calcext:value-type="float">
            <text:p>0.009827114653</text:p>
          </table:table-cell>
          <table:table-cell table:style-name="ce1" office:value-type="float" office:value="0.01156491077" calcext:value-type="float">
            <text:p>0.0115649107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21:59:39.077984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5T22:07:08.916750674</dc:date>
    <meta:editing-duration>PT1H23M33S</meta:editing-duration>
    <meta:editing-cycles>12</meta:editing-cycles>
    <meta:generator>LibreOffice/6.4.2.2$Linux_X86_64 LibreOffice_project/40$Build-2</meta:generator>
    <meta:document-statistic meta:table-count="1" meta:cell-count="1419" meta:object-count="7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9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51cm" svg:height="7.173cm" xlink:href=".." xlink:type="simple" chart:class="chart:line" chart:style-name="ch1">
        <chart:title svg:x="0.418cm" svg:y="0.278cm" chart:style-name="ch2">
          <text:p>Impact of varying Block Size and Cache size with write back mode on the miss rate
                            ( Loop size increasing experiment : Size = 1500)</text:p>
        </chart:title>
        <chart:legend chart:legend-position="end" svg:x="9.581cm" svg:y="2.54cm" style:legend-expansion="high" chart:style-name="ch3"/>
        <chart:plot-area chart:style-name="ch4" table:cell-range-address="output_file.S33:output_file.W39" chart:data-source-has-labels="both" svg:x="1.266cm" svg:y="1.352cm" svg:width="8.06cm" svg:height="4.697cm">
          <chartooo:coordinate-region svg:x="2.178cm" svg:y="1.552cm" svg:width="6.684cm" svg:height="3.85cm"/>
          <chart:axis chart:dimension="x" chart:name="primary-x" chart:style-name="ch5" chartooo:axis-type="auto">
            <chartooo:date-scale/>
            <chart:title svg:x="4.075cm" svg:y="6.192cm" chart:style-name="ch6">
              <text:p>Block Size (Bits)</text:p>
            </chart:title>
            <chart:categories table:cell-range-address="output_file.S34:output_file.S39"/>
          </chart:axis>
          <chart:axis chart:dimension="y" chart:name="primary-y" chart:style-name="ch5">
            <chart:title svg:x="0.451cm" svg:y="5.451cm" chart:style-name="ch7">
              <text:p>Miss Rate (Percentage)</text:p>
            </chart:title>
            <chart:grid chart:style-name="ch8" chart:class="major"/>
          </chart:axis>
          <chart:series chart:style-name="ch9" chart:values-cell-range-address="output_file.T34:output_file.T39" chart:label-cell-address="output_file.T33:output_file.T33" chart:class="chart:line">
            <chart:data-point chart:repeated="6"/>
          </chart:series>
          <chart:series chart:style-name="ch10" chart:values-cell-range-address="output_file.U34:output_file.U39" chart:label-cell-address="output_file.U33:output_file.U33" chart:class="chart:line">
            <chart:data-point chart:repeated="6"/>
          </chart:series>
          <chart:series chart:style-name="ch11" chart:values-cell-range-address="output_file.V34:output_file.V39" chart:label-cell-address="output_file.V33:output_file.V33" chart:class="chart:line">
            <chart:data-point chart:repeated="6"/>
          </chart:series>
          <chart:series chart:style-name="ch12" chart:values-cell-range-address="output_file.W34:output_file.W39" chart:label-cell-address="output_file.W33:output_file.W3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Cache</text:p>
                <draw:g>
                  <svg:desc>output_file.T33:output_file.T33</svg:desc>
                </draw:g>
              </table:table-cell>
              <table:table-cell office:value-type="string">
                <text:p>1024 Cache</text:p>
                <draw:g>
                  <svg:desc>output_file.U33:output_file.U33</svg:desc>
                </draw:g>
              </table:table-cell>
              <table:table-cell office:value-type="string">
                <text:p>2048 Cache</text:p>
                <draw:g>
                  <svg:desc>output_file.V33:output_file.V33</svg:desc>
                </draw:g>
              </table:table-cell>
              <table:table-cell office:value-type="string">
                <text:p>4096 Cache</text:p>
                <draw:g>
                  <svg:desc>output_file.W33:output_file.W33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output_file.S34:output_file.S39</svg:desc>
                </draw:g>
              </table:table-cell>
              <table:table-cell office:value-type="float" office:value="0.1938400175">
                <text:p>0.1938400175</text:p>
                <draw:g>
                  <svg:desc>output_file.T34:output_file.T39</svg:desc>
                </draw:g>
              </table:table-cell>
              <table:table-cell office:value-type="float" office:value="0.1485909857">
                <text:p>0.1485909857</text:p>
                <draw:g>
                  <svg:desc>output_file.U34:output_file.U39</svg:desc>
                </draw:g>
              </table:table-cell>
              <table:table-cell office:value-type="float" office:value="0.1311089667">
                <text:p>0.1311089667</text:p>
                <draw:g>
                  <svg:desc>output_file.V34:output_file.V39</svg:desc>
                </draw:g>
              </table:table-cell>
              <table:table-cell office:value-type="float" office:value="0.121793595">
                <text:p>0.121793595</text:p>
                <draw:g>
                  <svg:desc>output_file.W34:output_file.W39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1239304692">
                <text:p>0.1239304692</text:p>
              </table:table-cell>
              <table:table-cell office:value-type="float" office:value="0.09264523102">
                <text:p>0.09264523102</text:p>
              </table:table-cell>
              <table:table-cell office:value-type="float" office:value="0.07558523436">
                <text:p>0.07558523436</text:p>
              </table:table-cell>
              <table:table-cell office:value-type="float" office:value="0.06622663116">
                <text:p>0.06622663116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1032575494">
                <text:p>0.1032575494</text:p>
              </table:table-cell>
              <table:table-cell office:value-type="float" office:value="0.067319772">
                <text:p>0.067319772</text:p>
              </table:table-cell>
              <table:table-cell office:value-type="float" office:value="0.05056033762">
                <text:p>0.05056033762</text:p>
              </table:table-cell>
              <table:table-cell office:value-type="float" office:value="0.03912250228">
                <text:p>0.0391225022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843859446">
                <text:p>0.0843859446</text:p>
              </table:table-cell>
              <table:table-cell office:value-type="float" office:value="0.06121382895">
                <text:p>0.06121382895</text:p>
              </table:table-cell>
              <table:table-cell office:value-type="float" office:value="0.03745294065">
                <text:p>0.03745294065</text:p>
              </table:table-cell>
              <table:table-cell office:value-type="float" office:value="0.02567131149">
                <text:p>0.0256713114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06709126234">
                <text:p>0.06709126234</text:p>
              </table:table-cell>
              <table:table-cell office:value-type="float" office:value="0.03499491772">
                <text:p>0.03499491772</text:p>
              </table:table-cell>
              <table:table-cell office:value-type="float" office:value="0.02065850928">
                <text:p>0.02065850928</text:p>
              </table:table-cell>
              <table:table-cell office:value-type="float" office:value="0.01281918658">
                <text:p>0.0128191865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7956871373">
                <text:p>0.07956871373</text:p>
              </table:table-cell>
              <table:table-cell office:value-type="float" office:value="0.04266131419">
                <text:p>0.04266131419</text:p>
              </table:table-cell>
              <table:table-cell office:value-type="float" office:value="0.0227871489">
                <text:p>0.0227871489</text:p>
              </table:table-cell>
              <table:table-cell office:value-type="float" office:value="0.0227871489">
                <text:p>0.0227871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9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51cm" svg:height="7.173cm" xlink:href=".." xlink:type="simple" chart:class="chart:line" chart:style-name="ch1">
        <chart:title svg:x="0.418cm" svg:y="0.278cm" chart:style-name="ch2">
          <text:p>Impact of varying Block Size and Cache size with write back mode on the miss rate
                            ( Loop size increasing experiment : Size = 2048)</text:p>
        </chart:title>
        <chart:legend chart:legend-position="end" svg:x="9.581cm" svg:y="2.54cm" style:legend-expansion="high" chart:style-name="ch3"/>
        <chart:plot-area chart:style-name="ch4" table:cell-range-address="output_file.S63:output_file.W69" chart:data-source-has-labels="both" svg:x="1.266cm" svg:y="1.352cm" svg:width="8.06cm" svg:height="4.697cm">
          <chartooo:coordinate-region svg:x="2.178cm" svg:y="1.551cm" svg:width="6.684cm" svg:height="3.851cm"/>
          <chart:axis chart:dimension="x" chart:name="primary-x" chart:style-name="ch5" chartooo:axis-type="auto">
            <chartooo:date-scale/>
            <chart:title svg:x="4.075cm" svg:y="6.192cm" chart:style-name="ch6">
              <text:p>Block Size (Bits)</text:p>
            </chart:title>
            <chart:categories table:cell-range-address="output_file.S64:output_file.S69"/>
          </chart:axis>
          <chart:axis chart:dimension="y" chart:name="primary-y" chart:style-name="ch5">
            <chart:title svg:x="0.451cm" svg:y="5.451cm" chart:style-name="ch7">
              <text:p>Miss Rate (Percentage)</text:p>
            </chart:title>
            <chart:grid chart:style-name="ch8" chart:class="major"/>
          </chart:axis>
          <chart:series chart:style-name="ch9" chart:values-cell-range-address="output_file.T64:output_file.T69" chart:label-cell-address="output_file.T63:output_file.T63" chart:class="chart:line">
            <chart:data-point chart:repeated="6"/>
          </chart:series>
          <chart:series chart:style-name="ch10" chart:values-cell-range-address="output_file.U64:output_file.U69" chart:label-cell-address="output_file.U63:output_file.U63" chart:class="chart:line">
            <chart:data-point chart:repeated="6"/>
          </chart:series>
          <chart:series chart:style-name="ch11" chart:values-cell-range-address="output_file.V64:output_file.V69" chart:label-cell-address="output_file.V63:output_file.V63" chart:class="chart:line">
            <chart:data-point chart:repeated="6"/>
          </chart:series>
          <chart:series chart:style-name="ch12" chart:values-cell-range-address="output_file.W64:output_file.W69" chart:label-cell-address="output_file.W63:output_file.W6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Cache</text:p>
                <draw:g>
                  <svg:desc>output_file.T63:output_file.T63</svg:desc>
                </draw:g>
              </table:table-cell>
              <table:table-cell office:value-type="string">
                <text:p>1024 Cache</text:p>
                <draw:g>
                  <svg:desc>output_file.U63:output_file.U63</svg:desc>
                </draw:g>
              </table:table-cell>
              <table:table-cell office:value-type="string">
                <text:p>2048 Cache</text:p>
                <draw:g>
                  <svg:desc>output_file.V63:output_file.V63</svg:desc>
                </draw:g>
              </table:table-cell>
              <table:table-cell office:value-type="string">
                <text:p>4096 Cache</text:p>
                <draw:g>
                  <svg:desc>output_file.W63:output_file.W63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output_file.S64:output_file.S69</svg:desc>
                </draw:g>
              </table:table-cell>
              <table:table-cell office:value-type="float" office:value="0.1887032973">
                <text:p>0.1887032973</text:p>
                <draw:g>
                  <svg:desc>output_file.T64:output_file.T69</svg:desc>
                </draw:g>
              </table:table-cell>
              <table:table-cell office:value-type="float" office:value="0.1482344537">
                <text:p>0.1482344537</text:p>
                <draw:g>
                  <svg:desc>output_file.U64:output_file.U69</svg:desc>
                </draw:g>
              </table:table-cell>
              <table:table-cell office:value-type="float" office:value="0.1289295637">
                <text:p>0.1289295637</text:p>
                <draw:g>
                  <svg:desc>output_file.V64:output_file.V69</svg:desc>
                </draw:g>
              </table:table-cell>
              <table:table-cell office:value-type="float" office:value="0.1195152034">
                <text:p>0.1195152034</text:p>
                <draw:g>
                  <svg:desc>output_file.W64:output_file.W69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1314372413">
                <text:p>0.1314372413</text:p>
              </table:table-cell>
              <table:table-cell office:value-type="float" office:value="0.09372194786">
                <text:p>0.09372194786</text:p>
              </table:table-cell>
              <table:table-cell office:value-type="float" office:value="0.07522031572">
                <text:p>0.07522031572</text:p>
              </table:table-cell>
              <table:table-cell office:value-type="float" office:value="0.06557454599">
                <text:p>0.0655745459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1035690883">
                <text:p>0.1035690883</text:p>
              </table:table-cell>
              <table:table-cell office:value-type="float" office:value="0.06684396044">
                <text:p>0.06684396044</text:p>
              </table:table-cell>
              <table:table-cell office:value-type="float" office:value="0.04788618463">
                <text:p>0.04788618463</text:p>
              </table:table-cell>
              <table:table-cell office:value-type="float" office:value="0.03871547184">
                <text:p>0.0387154718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906880362">
                <text:p>0.0906880362</text:p>
              </table:table-cell>
              <table:table-cell office:value-type="float" office:value="0.0529705177">
                <text:p>0.0529705177</text:p>
              </table:table-cell>
              <table:table-cell office:value-type="float" office:value="0.0346824943">
                <text:p>0.0346824943</text:p>
              </table:table-cell>
              <table:table-cell office:value-type="float" office:value="0.02073228592">
                <text:p>0.0207322859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08274334859">
                <text:p>0.08274334859</text:p>
              </table:table-cell>
              <table:table-cell office:value-type="float" office:value="0.04622737925">
                <text:p>0.04622737925</text:p>
              </table:table-cell>
              <table:table-cell office:value-type="float" office:value="0.01858062287">
                <text:p>0.01858062287</text:p>
              </table:table-cell>
              <table:table-cell office:value-type="float" office:value="0.009827114653">
                <text:p>0.009827114653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7807288246">
                <text:p>0.07807288246</text:p>
              </table:table-cell>
              <table:table-cell office:value-type="float" office:value="0.04123204983">
                <text:p>0.04123204983</text:p>
              </table:table-cell>
              <table:table-cell office:value-type="float" office:value="0.02069779701">
                <text:p>0.02069779701</text:p>
              </table:table-cell>
              <table:table-cell office:value-type="float" office:value="0.01156491077">
                <text:p>0.011564910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199cm" svg:height="5.181cm" xlink:href=".." xlink:type="simple" chart:class="chart:line" chart:style-name="ch1">
        <chart:legend chart:legend-position="end" svg:x="8.267cm" svg:y="1.046cm" style:legend-expansion="high" chart:style-name="ch2"/>
        <chart:plot-area chart:style-name="ch3" table:cell-range-address="output_file.R93:output_file.W95" svg:x="0.223cm" svg:y="0.103cm" svg:width="7.821cm" svg:height="4.975cm">
          <chartooo:coordinate-region svg:x="1.135cm" svg:y="0.302cm" svg:width="6.815cm" svg:height="4.1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_file.R93:output_file.R95" chart:class="chart:line">
            <chart:data-point chart:repeated="3"/>
          </chart:series>
          <chart:series chart:style-name="ch7" chart:values-cell-range-address="output_file.S93:output_file.S95" chart:class="chart:line">
            <chart:data-point chart:repeated="3"/>
          </chart:series>
          <chart:series chart:style-name="ch8" chart:values-cell-range-address="output_file.T93:output_file.T95" chart:class="chart:line">
            <chart:data-point chart:repeated="3"/>
          </chart:series>
          <chart:series chart:style-name="ch9" chart:values-cell-range-address="output_file.U93:output_file.U95" chart:class="chart:line">
            <chart:data-point chart:repeated="3"/>
          </chart:series>
          <chart:series chart:style-name="ch10" chart:values-cell-range-address="output_file.V93:output_file.V95" chart:class="chart:line">
            <chart:data-point chart:repeated="3"/>
          </chart:series>
          <chart:series chart:style-name="ch11" chart:values-cell-range-address="output_file.W93:output_file.W95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12857907">
                <text:p>0.2112857907</text:p>
                <draw:g>
                  <svg:desc>output_file.R93:output_file.R95</svg:desc>
                </draw:g>
              </table:table-cell>
              <table:table-cell office:value-type="float" office:value="0.1446207509">
                <text:p>0.1446207509</text:p>
                <draw:g>
                  <svg:desc>output_file.S93:output_file.S95</svg:desc>
                </draw:g>
              </table:table-cell>
              <table:table-cell office:value-type="float" office:value="0.1139583837">
                <text:p>0.1139583837</text:p>
                <draw:g>
                  <svg:desc>output_file.T93:output_file.T95</svg:desc>
                </draw:g>
              </table:table-cell>
              <table:table-cell office:value-type="float" office:value="0.09714074678">
                <text:p>0.09714074678</text:p>
                <draw:g>
                  <svg:desc>output_file.U93:output_file.U95</svg:desc>
                </draw:g>
              </table:table-cell>
              <table:table-cell office:value-type="float" office:value="0.08642826718">
                <text:p>0.08642826718</text:p>
                <draw:g>
                  <svg:desc>output_file.V93:output_file.V95</svg:desc>
                </draw:g>
              </table:table-cell>
              <table:table-cell office:value-type="float" office:value="0.07887080176">
                <text:p>0.07887080176</text:p>
                <draw:g>
                  <svg:desc>output_file.W93:output_file.W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38400175">
                <text:p>0.1938400175</text:p>
              </table:table-cell>
              <table:table-cell office:value-type="float" office:value="0.1239304692">
                <text:p>0.1239304692</text:p>
              </table:table-cell>
              <table:table-cell office:value-type="float" office:value="0.1032575494">
                <text:p>0.1032575494</text:p>
              </table:table-cell>
              <table:table-cell office:value-type="float" office:value="0.0843859446">
                <text:p>0.0843859446</text:p>
              </table:table-cell>
              <table:table-cell office:value-type="float" office:value="0.06709126234">
                <text:p>0.06709126234</text:p>
              </table:table-cell>
              <table:table-cell office:value-type="float" office:value="0.07956871373">
                <text:p>0.07956871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87032973">
                <text:p>0.1887032973</text:p>
              </table:table-cell>
              <table:table-cell office:value-type="float" office:value="0.1314372413">
                <text:p>0.1314372413</text:p>
              </table:table-cell>
              <table:table-cell office:value-type="float" office:value="0.1035690883">
                <text:p>0.1035690883</text:p>
              </table:table-cell>
              <table:table-cell office:value-type="float" office:value="0.0906880362">
                <text:p>0.0906880362</text:p>
              </table:table-cell>
              <table:table-cell office:value-type="float" office:value="0.08274334859">
                <text:p>0.08274334859</text:p>
              </table:table-cell>
              <table:table-cell office:value-type="float" office:value="0.07807288246">
                <text:p>0.078072882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704cm" svg:height="4.942cm" xlink:href=".." xlink:type="simple" chart:class="chart:line" chart:style-name="ch1">
        <chart:legend chart:legend-position="end" svg:x="7.772cm" svg:y="0.927cm" style:legend-expansion="high" chart:style-name="ch2"/>
        <chart:plot-area chart:style-name="ch3" table:cell-range-address="output_file.R110:output_file.W112" svg:x="0.214cm" svg:y="0.098cm" svg:width="7.344cm" svg:height="4.746cm">
          <chartooo:coordinate-region svg:x="1.126cm" svg:y="0.297cm" svg:width="6.338cm" svg:height="3.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_file.R110:output_file.R112" chart:class="chart:line">
            <chart:data-point chart:repeated="3"/>
          </chart:series>
          <chart:series chart:style-name="ch7" chart:values-cell-range-address="output_file.S110:output_file.S112" chart:class="chart:line">
            <chart:data-point chart:repeated="3"/>
          </chart:series>
          <chart:series chart:style-name="ch8" chart:values-cell-range-address="output_file.T110:output_file.T112" chart:class="chart:line">
            <chart:data-point chart:repeated="3"/>
          </chart:series>
          <chart:series chart:style-name="ch9" chart:values-cell-range-address="output_file.U110:output_file.U112" chart:class="chart:line">
            <chart:data-point chart:repeated="3"/>
          </chart:series>
          <chart:series chart:style-name="ch10" chart:values-cell-range-address="output_file.V110:output_file.V112" chart:class="chart:line">
            <chart:data-point chart:repeated="3"/>
          </chart:series>
          <chart:series chart:style-name="ch11" chart:values-cell-range-address="output_file.W110:output_file.W11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4475032">
                <text:p>0.164475032</text:p>
                <draw:g>
                  <svg:desc>output_file.R110:output_file.R112</svg:desc>
                </draw:g>
              </table:table-cell>
              <table:table-cell office:value-type="float" office:value="0.1039652291">
                <text:p>0.1039652291</text:p>
                <draw:g>
                  <svg:desc>output_file.S110:output_file.S112</svg:desc>
                </draw:g>
              </table:table-cell>
              <table:table-cell office:value-type="float" office:value="0.07330741457">
                <text:p>0.07330741457</text:p>
                <draw:g>
                  <svg:desc>output_file.T110:output_file.T112</svg:desc>
                </draw:g>
              </table:table-cell>
              <table:table-cell office:value-type="float" office:value="0.07017061115">
                <text:p>0.07017061115</text:p>
                <draw:g>
                  <svg:desc>output_file.U110:output_file.U112</svg:desc>
                </draw:g>
              </table:table-cell>
              <table:table-cell office:value-type="float" office:value="0.04414743504">
                <text:p>0.04414743504</text:p>
                <draw:g>
                  <svg:desc>output_file.V110:output_file.V112</svg:desc>
                </draw:g>
              </table:table-cell>
              <table:table-cell office:value-type="float" office:value="0.003104934588">
                <text:p>0.003104934588</text:p>
                <draw:g>
                  <svg:desc>output_file.W110:output_file.W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85909857">
                <text:p>0.1485909857</text:p>
              </table:table-cell>
              <table:table-cell office:value-type="float" office:value="0.09264523102">
                <text:p>0.09264523102</text:p>
              </table:table-cell>
              <table:table-cell office:value-type="float" office:value="0.067319772">
                <text:p>0.067319772</text:p>
              </table:table-cell>
              <table:table-cell office:value-type="float" office:value="0.06121382895">
                <text:p>0.06121382895</text:p>
              </table:table-cell>
              <table:table-cell office:value-type="float" office:value="0.03499491772">
                <text:p>0.03499491772</text:p>
              </table:table-cell>
              <table:table-cell office:value-type="float" office:value="0.04266131419">
                <text:p>0.04266131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82344537">
                <text:p>0.1482344537</text:p>
              </table:table-cell>
              <table:table-cell office:value-type="float" office:value="0.09372194786">
                <text:p>0.09372194786</text:p>
              </table:table-cell>
              <table:table-cell office:value-type="float" office:value="0.06684396044">
                <text:p>0.06684396044</text:p>
              </table:table-cell>
              <table:table-cell office:value-type="float" office:value="0.0529705177">
                <text:p>0.0529705177</text:p>
              </table:table-cell>
              <table:table-cell office:value-type="float" office:value="0.04622737925">
                <text:p>0.04622737925</text:p>
              </table:table-cell>
              <table:table-cell office:value-type="float" office:value="0.04123204983">
                <text:p>0.041232049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018cm" svg:height="5.607cm" xlink:href=".." xlink:type="simple" chart:class="chart:line" chart:style-name="ch1">
        <chart:legend chart:legend-position="end" svg:x="7.086cm" svg:y="1.259cm" style:legend-expansion="high" chart:style-name="ch2"/>
        <chart:plot-area chart:style-name="ch3" table:cell-range-address="output_file.R128:output_file.W130" svg:x="0.2cm" svg:y="0.112cm" svg:width="6.686cm" svg:height="5.383cm">
          <chartooo:coordinate-region svg:x="1.112cm" svg:y="0.311cm" svg:width="5.681cm" svg:height="4.5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_file.R128:output_file.R130" chart:class="chart:line">
            <chart:data-point chart:repeated="3"/>
          </chart:series>
          <chart:series chart:style-name="ch7" chart:values-cell-range-address="output_file.S128:output_file.S130" chart:class="chart:line">
            <chart:data-point chart:repeated="3"/>
          </chart:series>
          <chart:series chart:style-name="ch8" chart:values-cell-range-address="output_file.T128:output_file.T130" chart:class="chart:line">
            <chart:data-point chart:repeated="3"/>
          </chart:series>
          <chart:series chart:style-name="ch9" chart:values-cell-range-address="output_file.U128:output_file.U130" chart:class="chart:line">
            <chart:data-point chart:repeated="3"/>
          </chart:series>
          <chart:series chart:style-name="ch10" chart:values-cell-range-address="output_file.V128:output_file.V130" chart:class="chart:line">
            <chart:data-point chart:repeated="3"/>
          </chart:series>
          <chart:series chart:style-name="ch11" chart:values-cell-range-address="output_file.W128:output_file.W130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30455202">
                <text:p>0.1430455202</text:p>
                <draw:g>
                  <svg:desc>output_file.R128:output_file.R130</svg:desc>
                </draw:g>
              </table:table-cell>
              <table:table-cell office:value-type="float" office:value="0.08359649399">
                <text:p>0.08359649399</text:p>
                <draw:g>
                  <svg:desc>output_file.S128:output_file.S130</svg:desc>
                </draw:g>
              </table:table-cell>
              <table:table-cell office:value-type="float" office:value="0.05582508492">
                <text:p>0.05582508492</text:p>
                <draw:g>
                  <svg:desc>output_file.T128:output_file.T130</svg:desc>
                </draw:g>
              </table:table-cell>
              <table:table-cell office:value-type="float" office:value="0.02873657935">
                <text:p>0.02873657935</text:p>
                <draw:g>
                  <svg:desc>output_file.U128:output_file.U130</svg:desc>
                </draw:g>
              </table:table-cell>
              <table:table-cell office:value-type="float" office:value="0.005681757134">
                <text:p>0.005681757134</text:p>
                <draw:g>
                  <svg:desc>output_file.V128:output_file.V130</svg:desc>
                </draw:g>
              </table:table-cell>
              <table:table-cell office:value-type="float" office:value="0.002749824767">
                <text:p>0.002749824767</text:p>
                <draw:g>
                  <svg:desc>output_file.W128:output_file.W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11089667">
                <text:p>0.1311089667</text:p>
              </table:table-cell>
              <table:table-cell office:value-type="float" office:value="0.07558523436">
                <text:p>0.07558523436</text:p>
              </table:table-cell>
              <table:table-cell office:value-type="float" office:value="0.05056033762">
                <text:p>0.05056033762</text:p>
              </table:table-cell>
              <table:table-cell office:value-type="float" office:value="0.03745294065">
                <text:p>0.03745294065</text:p>
              </table:table-cell>
              <table:table-cell office:value-type="float" office:value="0.02065850928">
                <text:p>0.02065850928</text:p>
              </table:table-cell>
              <table:table-cell office:value-type="float" office:value="0.0227871489">
                <text:p>0.0227871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89295637">
                <text:p>0.1289295637</text:p>
              </table:table-cell>
              <table:table-cell office:value-type="float" office:value="0.07522031572">
                <text:p>0.07522031572</text:p>
              </table:table-cell>
              <table:table-cell office:value-type="float" office:value="0.04788618463">
                <text:p>0.04788618463</text:p>
              </table:table-cell>
              <table:table-cell office:value-type="float" office:value="0.0346824943">
                <text:p>0.0346824943</text:p>
              </table:table-cell>
              <table:table-cell office:value-type="float" office:value="0.01858062287">
                <text:p>0.01858062287</text:p>
              </table:table-cell>
              <table:table-cell office:value-type="float" office:value="0.02069779701">
                <text:p>0.020697797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787cm" svg:height="5.154cm" xlink:href=".." xlink:type="simple" chart:class="chart:line" chart:style-name="ch1">
        <chart:legend chart:legend-position="end" svg:x="7.855cm" svg:y="1.033cm" style:legend-expansion="high" chart:style-name="ch2"/>
        <chart:plot-area chart:style-name="ch3" table:cell-range-address="output_file.R147:output_file.W149" svg:x="0.215cm" svg:y="0.103cm" svg:width="7.425cm" svg:height="4.948cm">
          <chartooo:coordinate-region svg:x="1.127cm" svg:y="0.303cm" svg:width="6.419cm" svg:height="4.1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_file.R147:output_file.R149" chart:class="chart:line">
            <chart:data-point chart:repeated="3"/>
          </chart:series>
          <chart:series chart:style-name="ch7" chart:values-cell-range-address="output_file.S147:output_file.S149" chart:class="chart:line">
            <chart:data-point chart:repeated="3"/>
          </chart:series>
          <chart:series chart:style-name="ch8" chart:values-cell-range-address="output_file.T147:output_file.T149" chart:class="chart:line">
            <chart:data-point chart:repeated="3"/>
          </chart:series>
          <chart:series chart:style-name="ch9" chart:values-cell-range-address="output_file.U147:output_file.U149" chart:class="chart:line">
            <chart:data-point chart:repeated="3"/>
          </chart:series>
          <chart:series chart:style-name="ch10" chart:values-cell-range-address="output_file.V147:output_file.V149" chart:class="chart:line">
            <chart:data-point chart:repeated="3"/>
          </chart:series>
          <chart:series chart:style-name="ch11" chart:values-cell-range-address="output_file.W147:output_file.W14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2296619">
                <text:p>0.132296619</text:p>
                <draw:g>
                  <svg:desc>output_file.R147:output_file.R149</svg:desc>
                </draw:g>
              </table:table-cell>
              <table:table-cell office:value-type="float" office:value="0.07094456845">
                <text:p>0.07094456845</text:p>
                <draw:g>
                  <svg:desc>output_file.S147:output_file.S149</svg:desc>
                </draw:g>
              </table:table-cell>
              <table:table-cell office:value-type="float" office:value="0.02842699643">
                <text:p>0.02842699643</text:p>
                <draw:g>
                  <svg:desc>output_file.T147:output_file.T149</svg:desc>
                </draw:g>
              </table:table-cell>
              <table:table-cell office:value-type="float" office:value="0.0108490603">
                <text:p>0.0108490603</text:p>
                <draw:g>
                  <svg:desc>output_file.U147:output_file.U149</svg:desc>
                </draw:g>
              </table:table-cell>
              <table:table-cell office:value-type="float" office:value="0.005363068834">
                <text:p>0.005363068834</text:p>
                <draw:g>
                  <svg:desc>output_file.V147:output_file.V149</svg:desc>
                </draw:g>
              </table:table-cell>
              <table:table-cell office:value-type="float" office:value="0.002749824767">
                <text:p>0.002749824767</text:p>
                <draw:g>
                  <svg:desc>output_file.W147:output_file.W1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1793595">
                <text:p>0.121793595</text:p>
              </table:table-cell>
              <table:table-cell office:value-type="float" office:value="0.06622663116">
                <text:p>0.06622663116</text:p>
              </table:table-cell>
              <table:table-cell office:value-type="float" office:value="0.03912250228">
                <text:p>0.03912250228</text:p>
              </table:table-cell>
              <table:table-cell office:value-type="float" office:value="0.02567131149">
                <text:p>0.02567131149</text:p>
              </table:table-cell>
              <table:table-cell office:value-type="float" office:value="0.01281918658">
                <text:p>0.01281918658</text:p>
              </table:table-cell>
              <table:table-cell office:value-type="float" office:value="0.0227871489">
                <text:p>0.0227871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95152034">
                <text:p>0.1195152034</text:p>
              </table:table-cell>
              <table:table-cell office:value-type="float" office:value="0.06557454599">
                <text:p>0.06557454599</text:p>
              </table:table-cell>
              <table:table-cell office:value-type="float" office:value="0.03871547184">
                <text:p>0.03871547184</text:p>
              </table:table-cell>
              <table:table-cell office:value-type="float" office:value="0.02073228592">
                <text:p>0.02073228592</text:p>
              </table:table-cell>
              <table:table-cell office:value-type="float" office:value="0.009827114653">
                <text:p>0.009827114653</text:p>
              </table:table-cell>
              <table:table-cell office:value-type="float" office:value="0.01156491077">
                <text:p>0.0115649107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9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51cm" svg:height="7.173cm" xlink:href=".." xlink:type="simple" chart:class="chart:line" chart:style-name="ch1">
        <chart:title svg:x="0.418cm" svg:y="0.278cm" chart:style-name="ch2">
          <text:p>Impact of varying Block Size and Cache size with write back mode on the miss rate
                            ( Loop size increasing experiment : Size = 1024)</text:p>
        </chart:title>
        <chart:legend chart:legend-position="end" svg:x="9.581cm" svg:y="2.54cm" style:legend-expansion="high" chart:style-name="ch3"/>
        <chart:plot-area chart:style-name="ch4" table:cell-range-address="output_file.S2:output_file.W8" chart:data-source-has-labels="both" svg:x="1.266cm" svg:y="1.352cm" svg:width="8.06cm" svg:height="4.697cm">
          <chartooo:coordinate-region svg:x="2.178cm" svg:y="1.552cm" svg:width="6.684cm" svg:height="3.85cm"/>
          <chart:axis chart:dimension="x" chart:name="primary-x" chart:style-name="ch5" chartooo:axis-type="auto">
            <chartooo:date-scale/>
            <chart:title svg:x="4.075cm" svg:y="6.192cm" chart:style-name="ch6">
              <text:p>Block Size (Bits)</text:p>
            </chart:title>
            <chart:categories table:cell-range-address="output_file.S3:output_file.S8"/>
          </chart:axis>
          <chart:axis chart:dimension="y" chart:name="primary-y" chart:style-name="ch5">
            <chart:title svg:x="0.451cm" svg:y="5.451cm" chart:style-name="ch7">
              <text:p>Miss Rate (Percentage)</text:p>
            </chart:title>
            <chart:grid chart:style-name="ch8" chart:class="major"/>
          </chart:axis>
          <chart:series chart:style-name="ch9" chart:values-cell-range-address="output_file.T3:output_file.T8" chart:label-cell-address="output_file.T2:output_file.T2" chart:class="chart:line">
            <chart:data-point chart:repeated="6"/>
          </chart:series>
          <chart:series chart:style-name="ch10" chart:values-cell-range-address="output_file.U3:output_file.U8" chart:label-cell-address="output_file.U2:output_file.U2" chart:class="chart:line">
            <chart:data-point chart:repeated="6"/>
          </chart:series>
          <chart:series chart:style-name="ch11" chart:values-cell-range-address="output_file.V3:output_file.V8" chart:label-cell-address="output_file.V2:output_file.V2" chart:class="chart:line">
            <chart:data-point chart:repeated="6"/>
          </chart:series>
          <chart:series chart:style-name="ch12" chart:values-cell-range-address="output_file.W3:output_file.W8" chart:label-cell-address="output_file.W2:output_file.W2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Cache</text:p>
                <draw:g>
                  <svg:desc>output_file.T2:output_file.T2</svg:desc>
                </draw:g>
              </table:table-cell>
              <table:table-cell office:value-type="string">
                <text:p>1024 Cache</text:p>
                <draw:g>
                  <svg:desc>output_file.U2:output_file.U2</svg:desc>
                </draw:g>
              </table:table-cell>
              <table:table-cell office:value-type="string">
                <text:p>2048 Cache</text:p>
                <draw:g>
                  <svg:desc>output_file.V2:output_file.V2</svg:desc>
                </draw:g>
              </table:table-cell>
              <table:table-cell office:value-type="string">
                <text:p>4096 Cache</text:p>
                <draw:g>
                  <svg:desc>output_file.W2:output_file.W2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output_file.S3:output_file.S8</svg:desc>
                </draw:g>
              </table:table-cell>
              <table:table-cell office:value-type="float" office:value="0.2112857907">
                <text:p>0.2112857907</text:p>
                <draw:g>
                  <svg:desc>output_file.T3:output_file.T8</svg:desc>
                </draw:g>
              </table:table-cell>
              <table:table-cell office:value-type="float" office:value="0.164475032">
                <text:p>0.164475032</text:p>
                <draw:g>
                  <svg:desc>output_file.U3:output_file.U8</svg:desc>
                </draw:g>
              </table:table-cell>
              <table:table-cell office:value-type="float" office:value="0.1430455202">
                <text:p>0.1430455202</text:p>
                <draw:g>
                  <svg:desc>output_file.V3:output_file.V8</svg:desc>
                </draw:g>
              </table:table-cell>
              <table:table-cell office:value-type="float" office:value="0.132296619">
                <text:p>0.132296619</text:p>
                <draw:g>
                  <svg:desc>output_file.W3:output_file.W8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1446207509">
                <text:p>0.1446207509</text:p>
              </table:table-cell>
              <table:table-cell office:value-type="float" office:value="0.1039652291">
                <text:p>0.1039652291</text:p>
              </table:table-cell>
              <table:table-cell office:value-type="float" office:value="0.08359649399">
                <text:p>0.08359649399</text:p>
              </table:table-cell>
              <table:table-cell office:value-type="float" office:value="0.07094456845">
                <text:p>0.0709445684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1139583837">
                <text:p>0.1139583837</text:p>
              </table:table-cell>
              <table:table-cell office:value-type="float" office:value="0.07330741457">
                <text:p>0.07330741457</text:p>
              </table:table-cell>
              <table:table-cell office:value-type="float" office:value="0.05582508492">
                <text:p>0.05582508492</text:p>
              </table:table-cell>
              <table:table-cell office:value-type="float" office:value="0.02842699643">
                <text:p>0.0284269964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9714074678">
                <text:p>0.09714074678</text:p>
              </table:table-cell>
              <table:table-cell office:value-type="float" office:value="0.07017061115">
                <text:p>0.07017061115</text:p>
              </table:table-cell>
              <table:table-cell office:value-type="float" office:value="0.02873657935">
                <text:p>0.02873657935</text:p>
              </table:table-cell>
              <table:table-cell office:value-type="float" office:value="0.0108490603">
                <text:p>0.010849060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08642826718">
                <text:p>0.08642826718</text:p>
              </table:table-cell>
              <table:table-cell office:value-type="float" office:value="0.04414743504">
                <text:p>0.04414743504</text:p>
              </table:table-cell>
              <table:table-cell office:value-type="float" office:value="0.005681757134">
                <text:p>0.005681757134</text:p>
              </table:table-cell>
              <table:table-cell office:value-type="float" office:value="0.005363068834">
                <text:p>0.00536306883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7887080176">
                <text:p>0.07887080176</text:p>
              </table:table-cell>
              <table:table-cell office:value-type="float" office:value="0.003104934588">
                <text:p>0.003104934588</text:p>
              </table:table-cell>
              <table:table-cell office:value-type="float" office:value="0.002749824767">
                <text:p>0.002749824767</text:p>
              </table:table-cell>
              <table:table-cell office:value-type="float" office:value="0.002749824767">
                <text:p>0.0027498247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